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fo:color="#000000" fo:font-size="10pt" fo:language="en" fo:country="US" style:font-name-asian="Liberation Sans" style:font-size-asian="10pt" style:language-asian="en" style:country-asian="US" style:font-name-complex="Liberation Sans" style:font-size-complex="10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8.7429in" svg:y="12.6224in">
            <draw:object draw:notify-on-update-of-ranges="Sheet1.C51:Sheet1.C56 Sheet1.D50:Sheet1.D50 Sheet1.D51:Sheet1.D56 Sheet1.C51:Sheet1.C56 Sheet1.E50:Sheet1.E50 Sheet1.E51:Sheet1.E56 Sheet1.C51:Sheet1.C56 Sheet1.F50:Sheet1.F50 Sheet1.F51:Sheet1.F56 Sheet1.C51:Sheet1.C56 Sheet1.G50:Sheet1.G50 Sheet1.G51:Sheet1.G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11.5181in" svg:y="14.6177in">
            <draw:object draw:notify-on-update-of-ranges="Sheet1.I51:Sheet1.I54 Sheet1.J50:Sheet1.J50 Sheet1.J51:Sheet1.J54 Sheet1.I51:Sheet1.I54 Sheet1.K50:Sheet1.K50 Sheet1.K51:Sheet1.K54 Sheet1.I51:Sheet1.I54 Sheet1.L50:Sheet1.L50 Sheet1.L51:Sheet1.L54 Sheet1.I51:Sheet1.I54 Sheet1.M50:Sheet1.M50 Sheet1.M51:Sheet1.M54 Sheet1.I51:Sheet1.I54 Sheet1.N50:Sheet1.N50 Sheet1.N51:Sheet1.N54 Sheet1.I51:Sheet1.I54 Sheet1.O50:Sheet1.O50 Sheet1.O51:Sheet1.O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7in" svg:x="3.8374in" svg:y="10.0055in">
            <draw:object draw:notify-on-update-of-ranges="Sheet1.B57:Sheet1.B62 Sheet1.C71:Sheet1.C71 Sheet1.C72:Sheet1.C77 Sheet1.B57:Sheet1.B62 Sheet1.D71:Sheet1.D71 Sheet1.D72:Sheet1.D77 Sheet1.B57:Sheet1.B62 Sheet1.E71:Sheet1.E71 Sheet1.E72:Sheet1.E77 Sheet1.B57:Sheet1.B62 Sheet1.F71:Sheet1.F71 Sheet1.F72:Sheet1.F77 Sheet1.B57:Sheet1.B62 Sheet1.G71:Sheet1.G71 Sheet1.G72:Sheet1.G77 Sheet1.B57:Sheet1.B62 Sheet1.H71:Sheet1.H71 Sheet1.H72:Sheet1.H7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2in" svg:height="3.5457in" svg:x="0in" svg:y="7.1898in">
            <draw:object draw:notify-on-update-of-ranges="Sheet1.C33:Sheet1.C38 Sheet1.D32:Sheet1.D32 Sheet1.D33:Sheet1.D38 Sheet1.C33:Sheet1.C38 Sheet1.E32:Sheet1.E32 Sheet1.E33:Sheet1.E38 Sheet1.C33:Sheet1.C38 Sheet1.F32:Sheet1.F32 Sheet1.F33:Sheet1.F38 Sheet1.C33:Sheet1.C38 Sheet1.G32:Sheet1.G32 Sheet1.G33:Sheet1.G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24in" svg:height="3.5457in" svg:x="0in" svg:y="9.8661in">
            <draw:object draw:notify-on-update-of-ranges="Sheet1.J33:Sheet1.J36 Sheet1.K32:Sheet1.K32 Sheet1.K33:Sheet1.K36 Sheet1.J33:Sheet1.J36 Sheet1.L32:Sheet1.L32 Sheet1.L33:Sheet1.L36 Sheet1.J33:Sheet1.J36 Sheet1.M32:Sheet1.M32 Sheet1.M33:Sheet1.M36 Sheet1.J33:Sheet1.J36 Sheet1.N32:Sheet1.N32 Sheet1.N33:Sheet1.N36 Sheet1.J33:Sheet1.J36 Sheet1.O32:Sheet1.O32 Sheet1.O33:Sheet1.O36 Sheet1.J33:Sheet1.J36 Sheet1.P32:Sheet1.P32 Sheet1.P33:Sheet1.P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004in" svg:height="3.5457in" svg:x="11.2429in" svg:y="1.422in">
            <draw:object draw:notify-on-update-of-ranges="Sheet1.T38:Sheet1.T41 Sheet1.U37:Sheet1.U37 Sheet1.U38:Sheet1.U41 Sheet1.T38:Sheet1.T41 Sheet1.V37:Sheet1.V37 Sheet1.V38:Sheet1.V41 Sheet1.T38:Sheet1.T41 Sheet1.W37:Sheet1.W37 Sheet1.W38:Sheet1.W41 Sheet1.T38:Sheet1.T41 Sheet1.X37:Sheet1.X37 Sheet1.X38:Sheet1.X41 Sheet1.T38:Sheet1.T41 Sheet1.Y37:Sheet1.Y37 Sheet1.Y38:Sheet1.Y41 Sheet1.T38:Sheet1.T41 Sheet1.Z37:Sheet1.Z37 Sheet1.Z38:Sheet1.Z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5457in" svg:x="19.1795in" svg:y="1.7776in">
            <draw:object draw:notify-on-update-of-ranges="Sheet1.T43:Sheet1.T46 Sheet1.U42:Sheet1.U42 Sheet1.U43:Sheet1.U46 Sheet1.T43:Sheet1.T46 Sheet1.V42:Sheet1.V42 Sheet1.V43:Sheet1.V46 Sheet1.T43:Sheet1.T46 Sheet1.W42:Sheet1.W42 Sheet1.W43:Sheet1.W46 Sheet1.T43:Sheet1.T46 Sheet1.X42:Sheet1.X42 Sheet1.X43:Sheet1.X46 Sheet1.T43:Sheet1.T46 Sheet1.Y42:Sheet1.Y42 Sheet1.Y43:Sheet1.Y46 Sheet1.T43:Sheet1.T46 Sheet1.Z42:Sheet1.Z42 Sheet1.Z43:Sheet1.Z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004in" svg:height="3.5457in" svg:x="10.8591in" svg:y="2.0646in">
            <draw:object draw:notify-on-update-of-ranges="Sheet1.T48:Sheet1.T51 Sheet1.U47:Sheet1.U47 Sheet1.U48:Sheet1.U51 Sheet1.T48:Sheet1.T51 Sheet1.V47:Sheet1.V47 Sheet1.V48:Sheet1.V51 Sheet1.T48:Sheet1.T51 Sheet1.W47:Sheet1.W47 Sheet1.W48:Sheet1.W51 Sheet1.T48:Sheet1.T51 Sheet1.X47:Sheet1.X47 Sheet1.X48:Sheet1.X51 Sheet1.T48:Sheet1.T51 Sheet1.Y47:Sheet1.Y47 Sheet1.Y48:Sheet1.Y51 Sheet1.T48:Sheet1.T51 Sheet1.Z47:Sheet1.Z47 Sheet1.Z48:Sheet1.Z5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7.9898in" svg:height="3.5457in" svg:x="16.9693in" svg:y="6.252in">
            <draw:object draw:notify-on-update-of-ranges="Sheet1.T55:Sheet1.T55 Sheet1.T56:Sheet1.T59 Sheet1.U55:Sheet1.U55 Sheet1.U56:Sheet1.U59 Sheet1.T55:Sheet1.T55 Sheet1.T56:Sheet1.T59 Sheet1.V55:Sheet1.V55 Sheet1.V56:Sheet1.V59 Sheet1.T55:Sheet1.T55 Sheet1.T56:Sheet1.T59 Sheet1.W55:Sheet1.W55 Sheet1.W56:Sheet1.W59 Sheet1.T55:Sheet1.T55 Sheet1.T56:Sheet1.T59 Sheet1.X55:Sheet1.X55 Sheet1.X56:Sheet1.X59 Sheet1.T55:Sheet1.T55 Sheet1.T56:Sheet1.T59 Sheet1.Y55:Sheet1.Y55 Sheet1.Y56:Sheet1.Y59 Sheet1.T55:Sheet1.T55 Sheet1.T56:Sheet1.T59 Sheet1.Z55:Sheet1.Z55 Sheet1.Z56:Sheet1.Z59 Sheet1.T55:Sheet1.T55 Sheet1.T56:Sheet1.T59 Sheet1.AA55:Sheet1.AA55 Sheet1.AA56:Sheet1.AA59 Sheet1.T55:Sheet1.T55 Sheet1.T56:Sheet1.T59 Sheet1.AB55:Sheet1.AB55 Sheet1.AB56:Sheet1.AB59 Sheet1.T55:Sheet1.T55 Sheet1.T56:Sheet1.T59 Sheet1.AC55:Sheet1.AC55 Sheet1.AC56:Sheet1.AC5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24.8882in" svg:y="6.0051in">
            <draw:object draw:notify-on-update-of-ranges="Sheet1.AE35:Sheet1.AE35 Sheet1.AE36:Sheet1.AE38 Sheet1.AF35:Sheet1.AF35 Sheet1.AF36:Sheet1.AF38 Sheet1.AE35:Sheet1.AE35 Sheet1.AE36:Sheet1.AE38 Sheet1.AG35:Sheet1.AG35 Sheet1.AG36:Sheet1.AG38 Sheet1.AE35:Sheet1.AE35 Sheet1.AE36:Sheet1.AE38 Sheet1.AH35:Sheet1.AH35 Sheet1.AH36:Sheet1.AH38 Sheet1.AE35:Sheet1.AE35 Sheet1.AE36:Sheet1.AE38 Sheet1.AI35:Sheet1.AI35 Sheet1.AI36:Sheet1.AI38 Sheet1.AE35:Sheet1.AE35 Sheet1.AE36:Sheet1.AE38 Sheet1.AJ35:Sheet1.AJ35 Sheet1.AJ36:Sheet1.AJ38 Sheet1.AE35:Sheet1.AE35 Sheet1.AE36:Sheet1.AE38 Sheet1.AK35:Sheet1.AK35 Sheet1.AK36:Sheet1.AK38 Sheet1.AE35:Sheet1.AE35 Sheet1.AE36:Sheet1.AE38 Sheet1.AL35:Sheet1.AL35 Sheet1.AL36:Sheet1.AL38 Sheet1.AE35:Sheet1.AE35 Sheet1.AE36:Sheet1.AE38 Sheet1.AM35:Sheet1.AM35 Sheet1.AM36:Sheet1.AM38 Sheet1.AE35:Sheet1.AE35 Sheet1.AE36:Sheet1.AE38 Sheet1.AN35:Sheet1.AN35 Sheet1.AN36:Sheet1.AN38 Sheet1.AE35:Sheet1.AE35 Sheet1.AE36:Sheet1.AE38 Sheet1.AO35:Sheet1.AO35 Sheet1.AO36:Sheet1.AO38 Sheet1.AE35:Sheet1.AE35 Sheet1.AE36:Sheet1.AE38 Sheet1.AP35:Sheet1.AP35 Sheet1.AP36:Sheet1.AP38 Sheet1.AE35:Sheet1.AE35 Sheet1.AE36:Sheet1.AE38 Sheet1.AQ35:Sheet1.AQ35 Sheet1.AQ36:Sheet1.AQ3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302in" svg:height="3.5457in" svg:x="19.9854in" svg:y="10.6768in">
            <draw:object draw:notify-on-update-of-ranges="Sheet1.AE68:Sheet1.AE68 Sheet1.AE69:Sheet1.AE73 Sheet1.AF68:Sheet1.AF68 Sheet1.AF69:Sheet1.AF73 Sheet1.AE68:Sheet1.AE68 Sheet1.AE69:Sheet1.AE73 Sheet1.AG68:Sheet1.AG68 Sheet1.AG69:Sheet1.AG73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32269" calcext:value-type="float">
            <text:p>1.322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62" calcext:value-type="float">
            <text:p>0.0362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63349" calcext:value-type="float">
            <text:p>0.09633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63633" calcext:value-type="float">
            <text:p>2.636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24939" calcext:value-type="float">
            <text:p>2.249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5607" calcext:value-type="float">
            <text:p>2.0560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3925" calcext:value-type="float">
            <text:p>15.392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13914" calcext:value-type="float">
            <text:p>0.31391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6201" calcext:value-type="float">
            <text:p>0.0176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4229" calcext:value-type="float">
            <text:p>0.12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52491" calcext:value-type="float">
            <text:p>1.524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5458" calcext:value-type="float">
            <text:p>4.545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11939" calcext:value-type="float">
            <text:p>4.119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3.0218" calcext:value-type="float">
            <text:p>33.0218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893" calcext:value-type="float">
            <text:p>0.0118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1151" calcext:value-type="float">
            <text:p>0.01111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57211" calcext:value-type="float">
            <text:p>0.02572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53" calcext:value-type="float">
            <text:p>0.1165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8606" calcext:value-type="float">
            <text:p>0.786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29901" calcext:value-type="float">
            <text:p>6.299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46.7998" calcext:value-type="float">
            <text:p>46.7998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00505" calcext:value-type="float">
            <text:p>0.04005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22669" calcext:value-type="float">
            <text:p>0.01226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65834" calcext:value-type="float">
            <text:p>0.02658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3179" calcext:value-type="float">
            <text:p>0.13317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30132" calcext:value-type="float">
            <text:p>0.8301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8432" calcext:value-type="float">
            <text:p>6.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7.2041" calcext:value-type="float">
            <text:p>47.2041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77616" calcext:value-type="float">
            <text:p>0.0776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26055" calcext:value-type="float">
            <text:p>0.0126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69109" calcext:value-type="float">
            <text:p>0.02691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48342" calcext:value-type="float">
            <text:p>0.1483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88762" calcext:value-type="float">
            <text:p>0.88876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35031" calcext:value-type="float">
            <text:p>7.3503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53.4167" calcext:value-type="float">
            <text:p>53.4167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972505" calcext:value-type="float">
            <text:p>0.09725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1839" calcext:value-type="float">
            <text:p>0.0141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0745" calcext:value-type="float">
            <text:p>0.0280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34658" calcext:value-type="float">
            <text:p>0.2346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2101" calcext:value-type="float">
            <text:p>1.021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.95618" calcext:value-type="float">
            <text:p>7.956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54.532" calcext:value-type="float">
            <text:p>54.5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78136" calcext:value-type="float">
            <text:p>0.378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46451" calcext:value-type="float">
            <text:p>0.02464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8285" calcext:value-type="float">
            <text:p>0.1082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22777" calcext:value-type="float">
            <text:p>2.2277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7631" calcext:value-type="float">
            <text:p>2.7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3115" calcext:value-type="float">
            <text:p>10.31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5.3699" calcext:value-type="float">
            <text:p>55.3699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745129" calcext:value-type="float">
            <text:p>0.07451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1749" calcext:value-type="float">
            <text:p>0.01317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86453" calcext:value-type="float">
            <text:p>0.02864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50339" calcext:value-type="float">
            <text:p>0.2503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8956" calcext:value-type="float">
            <text:p>0.989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53049" calcext:value-type="float">
            <text:p>7.53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51.6593" calcext:value-type="float">
            <text:p>51.6593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514101" calcext:value-type="float">
            <text:p>0.05141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8831" calcext:value-type="float">
            <text:p>0.001788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1825" calcext:value-type="float">
            <text:p>0.0101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268" calcext:value-type="float">
            <text:p>0.294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9117" calcext:value-type="float">
            <text:p>0.2991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03187" calcext:value-type="float">
            <text:p>0.9031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3.47072" calcext:value-type="float">
            <text:p>3.47072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664.2" calcext:value-type="float">
            <text:p>21664.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59190" calcext:value-type="float">
            <text:p>2.6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841730" calcext:value-type="float">
            <text:p>4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82740" calcext:value-type="float">
            <text:p>1.8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143800" calcext:value-type="float">
            <text:p>1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032600" calcext:value-type="float">
            <text:p>2.6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784300" calcext:value-type="float">
            <text:p>3.88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4236.1" calcext:value-type="float">
            <text:p>84236.1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620460" calcext:value-type="float">
            <text:p>4.6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74900" calcext:value-type="float">
            <text:p>1.8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7874100" calcext:value-type="float">
            <text:p>1.7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863900" calcext:value-type="float">
            <text:p>3.2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3739300" calcext:value-type="float">
            <text:p>3.3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380300" calcext:value-type="float">
            <text:p>3.94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05545" calcext:value-type="float">
            <text:p>105545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98980" calcext:value-type="float">
            <text:p>5.2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82400" calcext:value-type="float">
            <text:p>1.9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8274500" calcext:value-type="float">
            <text:p>2.8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754100" calcext:value-type="float">
            <text:p>3.7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520300" calcext:value-type="float">
            <text:p>3.6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02500" calcext:value-type="float">
            <text:p>4.02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04542" calcext:value-type="float">
            <text:p>204542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42520" calcext:value-type="float">
            <text:p>5.3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22400" calcext:value-type="float">
            <text:p>1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493700" calcext:value-type="float">
            <text:p>3.1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420600" calcext:value-type="float">
            <text:p>4.0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26600" calcext:value-type="float">
            <text:p>3.9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493600" calcext:value-type="float">
            <text:p>4.55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688807" calcext:value-type="float">
            <text:p>6888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896140" calcext:value-type="float">
            <text:p>5.9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3600" calcext:value-type="float">
            <text:p>2.0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993400" calcext:value-type="float">
            <text:p>3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86900" calcext:value-type="float">
            <text:p>4.2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15500" calcext:value-type="float">
            <text:p>4.2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5886600" calcext:value-type="float">
            <text:p>4.59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9941" calcext:value-type="float">
            <text:p>109941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743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02700" calcext:value-type="float">
            <text:p>1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6754500" calcext:value-type="float">
            <text:p>1.6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908400" calcext:value-type="float">
            <text:p>3.3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646500" calcext:value-type="float">
            <text:p>3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570200" calcext:value-type="float">
            <text:p>4.16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556.65" calcext:value-type="float">
            <text:p>9556.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066.1" calcext:value-type="float">
            <text:p>8506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19683" calcext:value-type="float">
            <text:p>81968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481270" calcext:value-type="float">
            <text:p>2.4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91330" calcext:value-type="float">
            <text:p>1.29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8642" calcext:value-type="float">
            <text:p>53864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1871" calcext:value-type="float">
            <text:p>351871</text:p>
          </table:table-cell>
        </table:table-row>
        <table:table-row table:style-name="ro1">
          <table:table-cell table:number-columns-repeated="72"/>
          <table:table-cell office:value-type="string" calcext:value-type="string">
            <text:p>Program time</text:p>
          </table:table-cell>
          <table:table-cell office:value-type="float" office:value="6.42695" calcext:value-type="float">
            <text:p>6.426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902535" calcext:value-type="float">
            <text:p>0.9025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05743" calcext:value-type="float">
            <text:p>2.0574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0.2002" calcext:value-type="float">
            <text:p>20.20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0.1364" calcext:value-type="float">
            <text:p>70.136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88.193" calcext:value-type="float">
            <text:p>488.19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355.22" calcext:value-type="float">
            <text:p>3355.22</text:p>
          </table:table-cell>
        </table:table-row>
        <table:table-row table:style-name="ro1">
          <table:table-cell table:number-columns-repeated="92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number-columns-repeated="89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6"/>
          <table:table-cell office:value-type="string" calcext:value-type="string">
            <text:p>Mean</text:p>
          </table:table-cell>
          <table:table-cell table:number-columns-repeated="82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409930" calcext:value-type="float">
            <text:p>1.41E+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14"/>
          <table:table-cell office:value-type="string" calcext:value-type="string">
            <text:p>Scal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15"/>
          <table:table-cell office:value-type="string" calcext:value-type="string">
            <text:p>2 nodes DAS</text:p>
          </table:table-cell>
          <table:table-cell office:value-type="string" calcext:value-type="string">
            <text:p>4 nodes DAS</text:p>
          </table:table-cell>
          <table:table-cell office:value-type="string" calcext:value-type="string">
            <text:p>8 nodes DAS</text:p>
          </table:table-cell>
          <table:table-cell office:value-type="string" calcext:value-type="string">
            <text:p>16 nodes DAS</text:p>
          </table:table-cell>
          <table:table-cell office:value-type="string" calcext:value-type="string">
            <text:p>2 nodes c3.large</text:p>
          </table:table-cell>
          <table:table-cell office:value-type="string" calcext:value-type="string">
            <text:p>4 nodes c3.large</text:p>
          </table:table-cell>
          <table:table-cell office:value-type="string" calcext:value-type="string">
            <text:p>8 <text:s/>nodes c3.large</text:p>
          </table:table-cell>
          <table:table-cell office:value-type="string" calcext:value-type="string">
            <text:p>16 nodes c3.large</text:p>
          </table:table-cell>
          <table:table-cell office:value-type="string" calcext:value-type="string">
            <text:p>2 nodes r3.large</text:p>
          </table:table-cell>
          <table:table-cell office:value-type="string" calcext:value-type="string">
            <text:p>4 nodes r3.large</text:p>
          </table:table-cell>
          <table:table-cell office:value-type="string" calcext:value-type="string">
            <text:p>8 nodes r3.large</text:p>
          </table:table-cell>
          <table:table-cell office:value-type="string" calcext:value-type="string">
            <text:p>16 nodes r3.large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/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10663800" calcext:value-type="float">
            <text:p>10663800</text:p>
          </table:table-cell>
          <table:table-cell office:value-type="float" office:value="15657900" calcext:value-type="float">
            <text:p>15657900</text:p>
          </table:table-cell>
          <table:table-cell office:value-type="float" office:value="25516300" calcext:value-type="float">
            <text:p>25516300</text:p>
          </table:table-cell>
          <table:table-cell office:value-type="float" office:value="35440300" calcext:value-type="float">
            <text:p>35440300</text:p>
          </table:table-cell>
          <table:table-cell office:value-type="float" office:value="7675850" calcext:value-type="float">
            <text:p>7675850</text:p>
          </table:table-cell>
          <table:table-cell office:value-type="float" office:value="10513500" calcext:value-type="float">
            <text:p>10513500</text:p>
          </table:table-cell>
          <table:table-cell office:value-type="float" office:value="17770100" calcext:value-type="float">
            <text:p>17770100</text:p>
          </table:table-cell>
          <table:table-cell office:value-type="float" office:value="32111000" calcext:value-type="float">
            <text:p>32111000</text:p>
          </table:table-cell>
          <table:table-cell office:value-type="float" office:value="7716940" calcext:value-type="float">
            <text:p>7716940</text:p>
          </table:table-cell>
          <table:table-cell office:value-type="float" office:value="10543000" calcext:value-type="float">
            <text:p>10543000</text:p>
          </table:table-cell>
          <table:table-cell office:value-type="float" office:value="17768900" calcext:value-type="float">
            <text:p>17768900</text:p>
          </table:table-cell>
          <table:table-cell office:value-type="float" office:value="32610600" calcext:value-type="float">
            <text:p>326106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/>
          <table:table-cell table:number-columns-repeated="3"/>
          <table:table-cell table:style-name="ce1" table:number-columns-repeated="6"/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640300" calcext:value-type="float">
            <text:p>10640300</text:p>
          </table:table-cell>
          <table:table-cell office:value-type="float" office:value="15605500" calcext:value-type="float">
            <text:p>15605500</text:p>
          </table:table-cell>
          <table:table-cell office:value-type="float" office:value="26314600" calcext:value-type="float">
            <text:p>26314600</text:p>
          </table:table-cell>
          <table:table-cell office:value-type="float" office:value="39291400" calcext:value-type="float">
            <text:p>39291400</text:p>
          </table:table-cell>
          <table:table-cell office:value-type="float" office:value="7584170" calcext:value-type="float">
            <text:p>7584170</text:p>
          </table:table-cell>
          <table:table-cell office:value-type="float" office:value="9992720" calcext:value-type="float">
            <text:p>9992720</text:p>
          </table:table-cell>
          <table:table-cell office:value-type="float" office:value="17251300" calcext:value-type="float">
            <text:p>17251300</text:p>
          </table:table-cell>
          <table:table-cell office:value-type="float" office:value="31873000" calcext:value-type="float">
            <text:p>31873000</text:p>
          </table:table-cell>
          <table:table-cell office:value-type="float" office:value="7497000" calcext:value-type="float">
            <text:p>7497000</text:p>
          </table:table-cell>
          <table:table-cell office:value-type="float" office:value="9964010" calcext:value-type="float">
            <text:p>9964010</text:p>
          </table:table-cell>
          <table:table-cell office:value-type="float" office:value="17319500" calcext:value-type="float">
            <text:p>17319500</text:p>
          </table:table-cell>
          <table:table-cell office:value-type="float" office:value="31997800" calcext:value-type="float">
            <text:p>319978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/>
          <table:table-cell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0177200" calcext:value-type="float">
            <text:p>10177200</text:p>
          </table:table-cell>
          <table:table-cell office:value-type="float" office:value="15532700" calcext:value-type="float">
            <text:p>15532700</text:p>
          </table:table-cell>
          <table:table-cell office:value-type="float" office:value="25630500" calcext:value-type="float">
            <text:p>25630500</text:p>
          </table:table-cell>
          <table:table-cell office:value-type="float" office:value="40059600" calcext:value-type="float">
            <text:p>40059600</text:p>
          </table:table-cell>
          <table:table-cell office:value-type="float" office:value="7520710" calcext:value-type="float">
            <text:p>7520710</text:p>
          </table:table-cell>
          <table:table-cell office:value-type="float" office:value="9955860" calcext:value-type="float">
            <text:p>9955860</text:p>
          </table:table-cell>
          <table:table-cell office:value-type="float" office:value="17140800" calcext:value-type="float">
            <text:p>17140800</text:p>
          </table:table-cell>
          <table:table-cell office:value-type="float" office:value="31719400" calcext:value-type="float">
            <text:p>31719400</text:p>
          </table:table-cell>
          <table:table-cell office:value-type="float" office:value="7526210" calcext:value-type="float">
            <text:p>7526210</text:p>
          </table:table-cell>
          <table:table-cell office:value-type="float" office:value="9990810" calcext:value-type="float">
            <text:p>9990810</text:p>
          </table:table-cell>
          <table:table-cell office:value-type="float" office:value="17118300" calcext:value-type="float">
            <text:p>17118300</text:p>
          </table:table-cell>
          <table:table-cell office:value-type="float" office:value="31711500" calcext:value-type="float">
            <text:p>31711500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1"/>
          <table:table-cell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009330" calcext:value-type="float">
            <text:p>1.01E+006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number-columns-repeated="66"/>
        </table:table-row>
        <table:table-row table:style-name="ro1">
          <table:table-cell table:number-columns-repeated="18"/>
          <table:table-cell office:value-type="string" calcext:value-type="string">
            <text:p>infini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66"/>
        </table:table-row>
        <table:table-row table:style-name="ro1">
          <table:table-cell table:number-columns-repeated="18"/>
          <table:table-cell office:value-type="string" calcext:value-type="string">
            <text:p>r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style-name="ce1" office:value-type="float" office:value="4870500" calcext:value-type="float">
            <text:p>4.87E+006</text:p>
          </table:table-cell>
          <table:table-cell table:style-name="ce1" office:value-type="float" office:value="13147900" calcext:value-type="float">
            <text:p>1.31E+007</text:p>
          </table:table-cell>
          <table:table-cell table:style-name="ce1" office:value-type="float" office:value="15888800" calcext:value-type="float">
            <text:p>1.59E+007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style-name="ce1" office:value-type="float" office:value="3392740" calcext:value-type="float">
            <text:p>3.39E+006</text:p>
          </table:table-cell>
          <table:table-cell table:style-name="ce1" office:value-type="float" office:value="12748500" calcext:value-type="float">
            <text:p>1.27E+007</text:p>
          </table:table-cell>
          <table:table-cell table:style-name="ce1" office:value-type="float" office:value="23806900" calcext:value-type="float">
            <text:p>2.38E+007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number-columns-repeated="41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2134150" calcext:value-type="float">
            <text:p>2.13E+006</text:p>
          </table:table-cell>
          <table:table-cell table:style-name="ce1" office:value-type="float" office:value="10373500" calcext:value-type="float">
            <text:p>1.04E+007</text:p>
          </table:table-cell>
          <table:table-cell table:style-name="ce1" office:value-type="float" office:value="22964700" calcext:value-type="float">
            <text:p>2.30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number-columns-repeated="41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" office:value-type="float" office:value="939176" calcext:value-type="float">
            <text:p>9.39E+005</text:p>
          </table:table-cell>
          <table:table-cell table:style-name="ce1" office:value-type="float" office:value="6478480" calcext:value-type="float">
            <text:p>6.48E+006</text:p>
          </table:table-cell>
          <table:table-cell table:style-name="ce1" office:value-type="float" office:value="20633600" calcext:value-type="float">
            <text:p>2.06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number-columns-repeated="41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OpenNebuala vs DAS No Infini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2"/>
          <table:table-cell office:value-type="float" office:value="109941" calcext:value-type="float">
            <text:p>109941</text:p>
          </table:table-cell>
          <table:table-cell table:style-name="ce1" office:value-type="float" office:value="4974300" calcext:value-type="float">
            <text:p>4.97E+006</text:p>
          </table:table-cell>
          <table:table-cell table:style-name="ce1" office:value-type="float" office:value="18302700" calcext:value-type="float">
            <text:p>1.83E+007</text:p>
          </table:table-cell>
          <table:table-cell table:style-name="ce1" office:value-type="float" office:value="16754500" calcext:value-type="float">
            <text:p>1.68E+007</text:p>
          </table:table-cell>
          <table:table-cell table:style-name="ce1" office:value-type="float" office:value="33908400" calcext:value-type="float">
            <text:p>3.39E+007</text:p>
          </table:table-cell>
          <table:table-cell table:style-name="ce1" office:value-type="float" office:value="35646500" calcext:value-type="float">
            <text:p>3.56E+007</text:p>
          </table:table-cell>
          <table:table-cell table:style-name="ce1" office:value-type="float" office:value="41570200" calcext:value-type="float">
            <text:p>4.16E+007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18 DAS no InfiniBand</text:p>
          </table:table-cell>
          <table:table-cell office:value-type="string" calcext:value-type="string">
            <text:p>Scale 21 DAS no InfiniBand</text:p>
          </table:table-cell>
          <table:table-cell office:value-type="string" calcext:value-type="string">
            <text:p>Scale 24 DAS no InfiniBand</text:p>
          </table:table-cell>
          <table:table-cell office:value-type="string" calcext:value-type="string">
            <text:p>Scale 18 c3.large</text:p>
          </table:table-cell>
          <table:table-cell office:value-type="string" calcext:value-type="string">
            <text:p>Scale 21 c3.large</text:p>
          </table:table-cell>
          <table:table-cell office:value-type="string" calcext:value-type="string">
            <text:p>Scale 24 c3.large</text:p>
          </table:table-cell>
          <table:table-cell office:value-type="string" calcext:value-type="string">
            <text:p>Scale 18 r3.large</text:p>
          </table:table-cell>
          <table:table-cell office:value-type="string" calcext:value-type="string">
            <text:p>Scale 21 <text:s/>r3.large</text:p>
          </table:table-cell>
          <table:table-cell office:value-type="string" calcext:value-type="string">
            <text:p>Scale 24 <text:s/>r3.large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number-columns-repeated="49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formula="of:=238983000/[.N54]" office:value-type="float" office:value="6.00918792243322" calcext:value-type="float">
            <text:p>6.00918792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number-columns-repeated="49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penNebula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number-columns-repeated="49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63"/>
          <table:table-cell office:value-type="string" calcext:value-type="string">
            <text:p>graph_generation</text:p>
          </table:table-cell>
          <table:table-cell office:value-type="float" office:value="0.14236" calcext:value-type="float">
            <text:p>0.142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"/>
          <table:table-cell table:style-name="ce1" table:number-columns-repeated="3"/>
          <table:table-cell table:number-columns-repeated="55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"/>
          <table:table-cell table:style-name="ce1" table:number-columns-repeated="3"/>
          <table:table-cell table:number-columns-repeated="55"/>
          <table:table-cell office:value-type="string" calcext:value-type="string">
            <text:p>construction_time</text:p>
          </table:table-cell>
          <table:table-cell office:value-type="float" office:value="0.0235701" calcext:value-type="float">
            <text:p>0.02357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"/>
          <table:table-cell table:style-name="ce1" table:number-columns-repeated="3"/>
          <table:table-cell table:number-columns-repeated="55"/>
          <table:table-cell office:value-type="string" calcext:value-type="string">
            <text:p>min_time</text:p>
          </table:table-cell>
          <table:table-cell office:value-type="float" office:value="0.00803185" calcext:value-type="float">
            <text:p>0.00803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"/>
          <table:table-cell table:style-name="ce1" table:number-columns-repeated="3"/>
          <table:table-cell table:number-columns-repeated="55"/>
          <table:table-cell office:value-type="string" calcext:value-type="string">
            <text:p>firstquartile_time</text:p>
          </table:table-cell>
          <table:table-cell office:value-type="float" office:value="0.00860298" calcext:value-type="float">
            <text:p>0.00860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71"/>
          <table:table-cell office:value-type="string" calcext:value-type="string">
            <text:p>median_time</text:p>
          </table:table-cell>
          <table:table-cell office:value-type="float" office:value="0.00988245" calcext:value-type="float">
            <text:p>0.00988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13"/>
          <table:table-cell table:style-name="ce1" table:number-columns-repeated="3"/>
          <table:table-cell table:number-columns-repeated="9"/>
          <table:table-cell table:style-name="ce3" table:formula="of:= 1763988.65217391x + 3445382.60869565" office:value-type="string" office:string-value="" calcext:value-type="error">
            <text:p>#NAAM?</text:p>
          </table:table-cell>
          <table:table-cell table:number-columns-repeated="45"/>
          <table:table-cell office:value-type="string" calcext:value-type="string">
            <text:p>thirdquartile_time</text:p>
          </table:table-cell>
          <table:table-cell office:value-type="float" office:value="0.0101504" calcext:value-type="float">
            <text:p>0.0101504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55"/>
          <table:table-cell office:value-type="string" calcext:value-type="string">
            <text:p>max_time</text:p>
          </table:table-cell>
          <table:table-cell office:value-type="float" office:value="0.0525699" calcext:value-type="float">
            <text:p>0.0525699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7"/>
          <table:table-cell office:value-type="string" calcext:value-type="string">
            <text:p>compare stuff regression stuff</text:p>
          </table:table-cell>
          <table:table-cell table:number-columns-repeated="47"/>
          <table:table-cell office:value-type="string" calcext:value-type="string">
            <text:p>mean_time</text:p>
          </table:table-cell>
          <table:table-cell office:value-type="float" office:value="0.0103666" calcext:value-type="float">
            <text:p>0.0103666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7"/>
          <table:table-cell office:value-type="float" office:value="2" calcext:value-type="float">
            <text:p>2</text:p>
          </table:table-cell>
          <table:table-cell table:formula="of:= 1763988.65217391*[.AE69] + 3445382.60869565" office:value-type="float" office:value="6973359.91304347" calcext:value-type="float">
            <text:p>6973359.91304347</text:p>
          </table:table-cell>
          <table:table-cell table:style-name="ce1" office:value-type="float" office:value="7520710" calcext:value-type="float">
            <text:p>7.52E+006</text:p>
          </table:table-cell>
          <table:table-cell table:number-columns-repeated="45"/>
          <table:table-cell office:value-type="string" calcext:value-type="string">
            <text:p>stddev_time</text:p>
          </table:table-cell>
          <table:table-cell office:value-type="float" office:value="0.00547604" calcext:value-type="float">
            <text:p>0.00547604</text:p>
          </table:table-cell>
          <table:table-cell table:number-columns-repeated="12"/>
        </table:table-row>
        <table:table-row table:style-name="ro1">
          <table:table-cell table:number-columns-repeated="30"/>
          <table:table-cell office:value-type="float" office:value="4" calcext:value-type="float">
            <text:p>4</text:p>
          </table:table-cell>
          <table:table-cell table:formula="of:= 1763988.65217391*[.AE70] + 3445382.60869565" office:value-type="float" office:value="10501337.2173913" calcext:value-type="float">
            <text:p>10501337.2173913</text:p>
          </table:table-cell>
          <table:table-cell table:style-name="ce1" office:value-type="float" office:value="9955860" calcext:value-type="float">
            <text:p>9.96E+006</text:p>
          </table:table-cell>
          <table:table-cell table:number-columns-repeated="45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N</text:p>
          </table:table-cell>
          <table:table-cell office:value-type="string" calcext:value-type="string">
            <text:p>Nodes 8 DAS</text:p>
          </table:table-cell>
          <table:table-cell office:value-type="string" calcext:value-type="string">
            <text:p>Nodes 16 ON</text:p>
          </table:table-cell>
          <table:table-cell office:value-type="string" calcext:value-type="string">
            <text:p>Nodes 16 DA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 ON</text:p>
          </table:table-cell>
          <table:table-cell office:value-type="string" calcext:value-type="string">
            <text:p>Scale 9 DAS</text:p>
          </table:table-cell>
          <table:table-cell office:value-type="string" calcext:value-type="string">
            <text:p>Scale 12 ON</text:p>
          </table:table-cell>
          <table:table-cell office:value-type="string" calcext:value-type="string">
            <text:p>Scale 12 DAS</text:p>
          </table:table-cell>
          <table:table-cell office:value-type="string" calcext:value-type="string">
            <text:p>Scale 15 ON </text:p>
          </table:table-cell>
          <table:table-cell office:value-type="string" calcext:value-type="string">
            <text:p>Scale 15 DAS</text:p>
          </table:table-cell>
          <table:table-cell office:value-type="string" calcext:value-type="string">
            <text:p>Scale 18 ON</text:p>
          </table:table-cell>
          <table:table-cell office:value-type="string" calcext:value-type="string">
            <text:p>Scale 18 DAS</text:p>
          </table:table-cell>
          <table:table-cell office:value-type="string" calcext:value-type="string">
            <text:p>Scale 21 ON</text:p>
          </table:table-cell>
          <table:table-cell office:value-type="string" calcext:value-type="string">
            <text:p>Scale 21 DAS</text:p>
          </table:table-cell>
          <table:table-cell table:style-name="ce2" office:value-type="string" calcext:value-type="string">
            <text:p>Scale 24 ON </text:p>
          </table:table-cell>
          <table:table-cell office:value-type="string" calcext:value-type="string">
            <text:p>Scale 24 DAS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formula="of:= 1763988.65217391*[.AE71] + 3445382.60869565" office:value-type="float" office:value="17557291.8260869" calcext:value-type="float">
            <text:p>17557291.8260869</text:p>
          </table:table-cell>
          <table:table-cell table:style-name="ce1" office:value-type="float" office:value="17140800" calcext:value-type="float">
            <text:p>1.71E+007</text:p>
          </table:table-cell>
          <table:table-cell table:number-columns-repeated="45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formula="of:= 1763988.65217391*[.AE72] + 3445382.60869565" office:value-type="float" office:value="31669201.0434782" calcext:value-type="float">
            <text:p>31669201.0434782</text:p>
          </table:table-cell>
          <table:table-cell table:style-name="ce1" office:value-type="float" office:value="31719400" calcext:value-type="float">
            <text:p>3.17E+007</text:p>
          </table:table-cell>
          <table:table-cell table:number-columns-repeated="45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formula="of:= 1763988.65217391*[.AE73] + 3445382.60869565" office:value-type="float" office:value="59893019.4782608" calcext:value-type="float">
            <text:p>59893019.4782608</text:p>
          </table:table-cell>
          <table:table-cell table:style-name="ce1" office:value-type="float" office:value="60434300" calcext:value-type="float">
            <text:p>6.04E+007</text:p>
          </table:table-cell>
          <table:table-cell table:number-columns-repeated="45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56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70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70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0"/>
          <table:table-cell office:value-type="string" calcext:value-type="string">
            <text:p>min_TEPS</text:p>
          </table:table-cell>
          <table:table-cell office:value-type="float" office:value="155831" calcext:value-type="float">
            <text:p>155831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office:value-type="float" office:value="807059" calcext:value-type="float">
            <text:p>80705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office:value-type="float" office:value="828944" calcext:value-type="float">
            <text:p>82894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office:value-type="float" office:value="952229" calcext:value-type="float">
            <text:p>95222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019940" calcext:value-type="float">
            <text:p>1.02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office:value-type="float" office:value="790226" calcext:value-type="float">
            <text:p>79022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2590.8" calcext:value-type="float">
            <text:p>52590.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0.835254" calcext:value-type="float">
            <text:p>0.83525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1.47666" calcext:value-type="float">
            <text:p>1.4766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0.345306" calcext:value-type="float">
            <text:p>0.3453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0271969" calcext:value-type="float">
            <text:p>0.027196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0366956" calcext:value-type="float">
            <text:p>0.036695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0817347" calcext:value-type="float">
            <text:p>0.08173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83508" calcext:value-type="float">
            <text:p>0.18350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1.47783" calcext:value-type="float">
            <text:p>1.4778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89185" calcext:value-type="float">
            <text:p>0.18918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312722" calcext:value-type="float">
            <text:p>0.31272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office:value-type="float" office:value="354768" calcext:value-type="float">
            <text:p>35476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2857030" calcext:value-type="float">
            <text:p>2.86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6414510" calcext:value-type="float">
            <text:p>6.41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14287500" calcext:value-type="float">
            <text:p>1.4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9277500" calcext:value-type="float">
            <text:p>1.9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2771300" calcext:value-type="float">
            <text:p>2.77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77147" calcext:value-type="float">
            <text:p>5771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13.9619" calcext:value-type="float">
            <text:p>13.961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0.594441" calcext:value-type="float">
            <text:p>0.594441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1.09286" calcext:value-type="float">
            <text:p>1.092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117609" calcext:value-type="float">
            <text:p>0.11760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118736" calcext:value-type="float">
            <text:p>0.11873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119598" calcext:value-type="float">
            <text:p>0.11959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20424" calcext:value-type="float">
            <text:p>0.12042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0.230886" calcext:value-type="float">
            <text:p>0.2308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21353" calcext:value-type="float">
            <text:p>0.12135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0139533" calcext:value-type="float">
            <text:p>0.013953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table:style-name="ce1" office:value-type="float" office:value="18166100" calcext:value-type="float">
            <text:p>1.82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34829500" calcext:value-type="float">
            <text:p>3.48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35070000" calcext:value-type="float">
            <text:p>3.51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35324600" calcext:value-type="float">
            <text:p>3.5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35663100" calcext:value-type="float">
            <text:p>3.57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34562800" calcext:value-type="float">
            <text:p>3.46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00684" calcext:value-type="float">
            <text:p>50068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9.45697" calcext:value-type="float">
            <text:p>9.4569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11:51:17.3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3.5.2$Windows_x86 LibreOffice_project/3a87456aaa6a95c63eea1c1b3201acedf0751bd5</meta:generator>
    <dc:date>2015-07-05T22:02:20.235000000</dc:date>
    <meta:editing-duration>PT17H29M30S</meta:editing-duration>
    <meta:editing-cycles>13</meta:editing-cycles>
    <meta:document-statistic meta:table-count="1" meta:cell-count="241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96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C51:Sheet1.G56 Sheet1.D50:Sheet1.G50" chart:data-source-has-labels="row" svg:x="1.701cm" svg:y="1.275cm" svg:width="11.184cm" svg:height="6.571cm">
          <chartooo:coordinate-region svg:x="3.619cm" svg:y="1.474cm" svg:width="9.079cm" svg:height="5.725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
</text:p>
            </chart:title>
            <chart:grid chart:style-name="ch9" chart:class="major"/>
          </chart:axis>
          <chart:series chart:style-name="ch10" chart:values-cell-range-address="Sheet1.D51:Sheet1.D56" chart:label-cell-address="Sheet1.D50:Sheet1.D50" chart:class="chart:scatter">
            <chart:domain table:cell-range-address="Sheet1.C51:Sheet1.C56"/>
            <chart:data-point chart:repeated="6"/>
          </chart:series>
          <chart:series chart:style-name="ch11" chart:values-cell-range-address="Sheet1.E51:Sheet1.E56" chart:label-cell-address="Sheet1.E50:Sheet1.E50" chart:class="chart:scatter">
            <chart:data-point chart:repeated="6"/>
          </chart:series>
          <chart:series chart:style-name="ch12" chart:values-cell-range-address="Sheet1.F51:Sheet1.F56" chart:label-cell-address="Sheet1.F50:Sheet1.F50" chart:class="chart:scatter">
            <chart:data-point chart:repeated="6"/>
          </chart:series>
          <chart:series chart:style-name="ch13" chart:values-cell-range-address="Sheet1.G51:Sheet1.G56" chart:label-cell-address="Sheet1.G50:Sheet1.G5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Nodes 2</text:p>
                <draw:g>
                  <svg:desc>Sheet1.D50:Sheet1.D50</svg:desc>
                </draw:g>
              </table:table-cell>
              <table:table-cell office:value-type="string">
                <text:p>Nodes 4</text:p>
                <draw:g>
                  <svg:desc>Sheet1.E50:Sheet1.E50</svg:desc>
                </draw:g>
              </table:table-cell>
              <table:table-cell office:value-type="string">
                <text:p>Nodes 8</text:p>
                <draw:g>
                  <svg:desc>Sheet1.F50:Sheet1.F50</svg:desc>
                </draw:g>
              </table:table-cell>
              <table:table-cell office:value-type="string">
                <text:p>Nodes 16</text:p>
                <draw:g>
                  <svg:desc>Sheet1.G50:Sheet1.G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51:Sheet1.C56</svg:desc>
                </draw:g>
              </table:table-cell>
              <table:table-cell office:value-type="float" office:value="6205480">
                <text:p>6205480</text:p>
                <draw:g>
                  <svg:desc>Sheet1.D51:Sheet1.D56</svg:desc>
                </draw:g>
              </table:table-cell>
              <table:table-cell office:value-type="float" office:value="5231390">
                <text:p>5231390</text:p>
                <draw:g>
                  <svg:desc>Sheet1.E51:Sheet1.E56</svg:desc>
                </draw:g>
              </table:table-cell>
              <table:table-cell office:value-type="float" office:value="4207660">
                <text:p>4207660</text:p>
                <draw:g>
                  <svg:desc>Sheet1.F51:Sheet1.F56</svg:desc>
                </draw:g>
              </table:table-cell>
              <table:table-cell office:value-type="float" office:value="2516640">
                <text:p>2516640</text:p>
                <draw:g>
                  <svg:desc>Sheet1.G51:Sheet1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1.462cm" style:legend-expansion="high" chart:style-name="ch2"/>
        <chart:plot-area chart:style-name="ch3" table:cell-range-address="Sheet1.AE35:Sheet1.AQ38" chart:data-source-has-labels="row" svg:x="0.32cm" svg:y="0.18cm" svg:width="11.291cm" svg:height="8.64cm">
          <chartooo:coordinate-region svg:x="2.053cm" svg:y="0.379cm" svg:width="9.37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F36:Sheet1.AF38" chart:label-cell-address="Sheet1.AF35:Sheet1.AF35" chart:class="chart:scatter">
            <chart:domain table:cell-range-address="Sheet1.AE36:Sheet1.AE38"/>
            <chart:data-point chart:repeated="3"/>
          </chart:series>
          <chart:series chart:style-name="ch8" chart:values-cell-range-address="Sheet1.AG36:Sheet1.AG38" chart:label-cell-address="Sheet1.AG35:Sheet1.AG35" chart:class="chart:scatter">
            <chart:data-point chart:repeated="3"/>
          </chart:series>
          <chart:series chart:style-name="ch9" chart:values-cell-range-address="Sheet1.AH36:Sheet1.AH38" chart:label-cell-address="Sheet1.AH35:Sheet1.AH35" chart:class="chart:scatter">
            <chart:data-point chart:repeated="3"/>
          </chart:series>
          <chart:series chart:style-name="ch10" chart:values-cell-range-address="Sheet1.AI36:Sheet1.AI38" chart:label-cell-address="Sheet1.AI35:Sheet1.AI35" chart:class="chart:scatter">
            <chart:data-point chart:repeated="3"/>
          </chart:series>
          <chart:series chart:style-name="ch11" chart:values-cell-range-address="Sheet1.AJ36:Sheet1.AJ38" chart:label-cell-address="Sheet1.AJ35:Sheet1.AJ35" chart:class="chart:scatter">
            <chart:data-point chart:repeated="3"/>
          </chart:series>
          <chart:series chart:style-name="ch12" chart:values-cell-range-address="Sheet1.AK36:Sheet1.AK38" chart:label-cell-address="Sheet1.AK35:Sheet1.AK35" chart:class="chart:scatter">
            <chart:data-point chart:repeated="3"/>
          </chart:series>
          <chart:series chart:style-name="ch13" chart:values-cell-range-address="Sheet1.AL36:Sheet1.AL38" chart:label-cell-address="Sheet1.AL35:Sheet1.AL35" chart:class="chart:scatter">
            <chart:data-point chart:repeated="3"/>
          </chart:series>
          <chart:series chart:style-name="ch14" chart:values-cell-range-address="Sheet1.AM36:Sheet1.AM38" chart:label-cell-address="Sheet1.AM35:Sheet1.AM35" chart:class="chart:scatter">
            <chart:data-point chart:repeated="3"/>
          </chart:series>
          <chart:series chart:style-name="ch15" chart:values-cell-range-address="Sheet1.AN36:Sheet1.AN38" chart:label-cell-address="Sheet1.AN35:Sheet1.AN35" chart:class="chart:scatter">
            <chart:data-point chart:repeated="3"/>
          </chart:series>
          <chart:series chart:style-name="ch16" chart:values-cell-range-address="Sheet1.AO36:Sheet1.AO38" chart:label-cell-address="Sheet1.AO35:Sheet1.AO35" chart:class="chart:scatter">
            <chart:data-point chart:repeated="3"/>
          </chart:series>
          <chart:series chart:style-name="ch17" chart:values-cell-range-address="Sheet1.AP36:Sheet1.AP38" chart:label-cell-address="Sheet1.AP35:Sheet1.AP35" chart:class="chart:scatter">
            <chart:data-point chart:repeated="3"/>
          </chart:series>
          <chart:series chart:style-name="ch18" chart:values-cell-range-address="Sheet1.AQ36:Sheet1.AQ38" chart:label-cell-address="Sheet1.AQ35:Sheet1.AQ35" chart:class="chart:scatte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E</text:p>
              </table:table-cell>
              <table:table-cell office:value-type="string">
                <text:p>2 nodes DAS</text:p>
                <draw:g>
                  <svg:desc>Sheet1.AF35:Sheet1.AF35</svg:desc>
                </draw:g>
              </table:table-cell>
              <table:table-cell office:value-type="string">
                <text:p>4 nodes DAS</text:p>
                <draw:g>
                  <svg:desc>Sheet1.AG35:Sheet1.AG35</svg:desc>
                </draw:g>
              </table:table-cell>
              <table:table-cell office:value-type="string">
                <text:p>8 nodes DAS</text:p>
                <draw:g>
                  <svg:desc>Sheet1.AH35:Sheet1.AH35</svg:desc>
                </draw:g>
              </table:table-cell>
              <table:table-cell office:value-type="string">
                <text:p>16 nodes DAS</text:p>
                <draw:g>
                  <svg:desc>Sheet1.AI35:Sheet1.AI35</svg:desc>
                </draw:g>
              </table:table-cell>
              <table:table-cell office:value-type="string">
                <text:p>2 nodes c3.large</text:p>
                <draw:g>
                  <svg:desc>Sheet1.AJ35:Sheet1.AJ35</svg:desc>
                </draw:g>
              </table:table-cell>
              <table:table-cell office:value-type="string">
                <text:p>4 nodes c3.large</text:p>
                <draw:g>
                  <svg:desc>Sheet1.AK35:Sheet1.AK35</svg:desc>
                </draw:g>
              </table:table-cell>
              <table:table-cell office:value-type="string">
                <text:p>8  nodes c3.large</text:p>
                <draw:g>
                  <svg:desc>Sheet1.AL35:Sheet1.AL35</svg:desc>
                </draw:g>
              </table:table-cell>
              <table:table-cell office:value-type="string">
                <text:p>16 nodes c3.large</text:p>
                <draw:g>
                  <svg:desc>Sheet1.AM35:Sheet1.AM35</svg:desc>
                </draw:g>
              </table:table-cell>
              <table:table-cell office:value-type="string">
                <text:p>2 nodes r3.large</text:p>
                <draw:g>
                  <svg:desc>Sheet1.AN35:Sheet1.AN35</svg:desc>
                </draw:g>
              </table:table-cell>
              <table:table-cell office:value-type="string">
                <text:p>4 nodes r3.large</text:p>
                <draw:g>
                  <svg:desc>Sheet1.AO35:Sheet1.AO35</svg:desc>
                </draw:g>
              </table:table-cell>
              <table:table-cell office:value-type="string">
                <text:p>8 nodes r3.large</text:p>
                <draw:g>
                  <svg:desc>Sheet1.AP35:Sheet1.AP35</svg:desc>
                </draw:g>
              </table:table-cell>
              <table:table-cell office:value-type="string">
                <text:p>16 nodes r3.large</text:p>
                <draw:g>
                  <svg:desc>Sheet1.AQ35:Sheet1.AQ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1.AE36:Sheet1.AE38</svg:desc>
                </draw:g>
              </table:table-cell>
              <table:table-cell office:value-type="float" office:value="10663800">
                <text:p>10663800</text:p>
                <draw:g>
                  <svg:desc>Sheet1.AF36:Sheet1.AF38</svg:desc>
                </draw:g>
              </table:table-cell>
              <table:table-cell office:value-type="float" office:value="15657900">
                <text:p>15657900</text:p>
                <draw:g>
                  <svg:desc>Sheet1.AG36:Sheet1.AG38</svg:desc>
                </draw:g>
              </table:table-cell>
              <table:table-cell office:value-type="float" office:value="25516300">
                <text:p>25516300</text:p>
                <draw:g>
                  <svg:desc>Sheet1.AH36:Sheet1.AH38</svg:desc>
                </draw:g>
              </table:table-cell>
              <table:table-cell office:value-type="float" office:value="35440300">
                <text:p>35440300</text:p>
                <draw:g>
                  <svg:desc>Sheet1.AI36:Sheet1.AI38</svg:desc>
                </draw:g>
              </table:table-cell>
              <table:table-cell office:value-type="float" office:value="7675850">
                <text:p>7675850</text:p>
                <draw:g>
                  <svg:desc>Sheet1.AJ36:Sheet1.AJ38</svg:desc>
                </draw:g>
              </table:table-cell>
              <table:table-cell office:value-type="float" office:value="10513500">
                <text:p>10513500</text:p>
                <draw:g>
                  <svg:desc>Sheet1.AK36:Sheet1.AK38</svg:desc>
                </draw:g>
              </table:table-cell>
              <table:table-cell office:value-type="float" office:value="17770100">
                <text:p>17770100</text:p>
                <draw:g>
                  <svg:desc>Sheet1.AL36:Sheet1.AL38</svg:desc>
                </draw:g>
              </table:table-cell>
              <table:table-cell office:value-type="float" office:value="32111000">
                <text:p>32111000</text:p>
                <draw:g>
                  <svg:desc>Sheet1.AM36:Sheet1.AM38</svg:desc>
                </draw:g>
              </table:table-cell>
              <table:table-cell office:value-type="float" office:value="7716940">
                <text:p>7716940</text:p>
                <draw:g>
                  <svg:desc>Sheet1.AN36:Sheet1.AN38</svg:desc>
                </draw:g>
              </table:table-cell>
              <table:table-cell office:value-type="float" office:value="10543000">
                <text:p>10543000</text:p>
                <draw:g>
                  <svg:desc>Sheet1.AO36:Sheet1.AO38</svg:desc>
                </draw:g>
              </table:table-cell>
              <table:table-cell office:value-type="float" office:value="17768900">
                <text:p>17768900</text:p>
                <draw:g>
                  <svg:desc>Sheet1.AP36:Sheet1.AP38</svg:desc>
                </draw:g>
              </table:table-cell>
              <table:table-cell office:value-type="float" office:value="32610600">
                <text:p>32610600</text:p>
                <draw:g>
                  <svg:desc>Sheet1.AQ36:Sheet1.AQ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  <table:table-cell office:value-type="float" office:value="7584170">
                <text:p>7584170</text:p>
              </table:table-cell>
              <table:table-cell office:value-type="float" office:value="9992720">
                <text:p>9992720</text:p>
              </table:table-cell>
              <table:table-cell office:value-type="float" office:value="17251300">
                <text:p>17251300</text:p>
              </table:table-cell>
              <table:table-cell office:value-type="float" office:value="31873000">
                <text:p>31873000</text:p>
              </table:table-cell>
              <table:table-cell office:value-type="float" office:value="7497000">
                <text:p>7497000</text:p>
              </table:table-cell>
              <table:table-cell office:value-type="float" office:value="9964010">
                <text:p>9964010</text:p>
              </table:table-cell>
              <table:table-cell office:value-type="float" office:value="17319500">
                <text:p>17319500</text:p>
              </table:table-cell>
              <table:table-cell office:value-type="float" office:value="31997800">
                <text:p>3199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  <table:table-cell office:value-type="float" office:value="7520710">
                <text:p>7520710</text:p>
              </table:table-cell>
              <table:table-cell office:value-type="float" office:value="9955860">
                <text:p>9955860</text:p>
              </table:table-cell>
              <table:table-cell office:value-type="float" office:value="17140800">
                <text:p>17140800</text:p>
              </table:table-cell>
              <table:table-cell office:value-type="float" office:value="31719400">
                <text:p>31719400</text:p>
              </table:table-cell>
              <table:table-cell office:value-type="float" office:value="7526210">
                <text:p>7526210</text:p>
              </table:table-cell>
              <table:table-cell office:value-type="float" office:value="9990810">
                <text:p>9990810</text:p>
              </table:table-cell>
              <table:table-cell office:value-type="float" office:value="17118300">
                <text:p>171183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legend chart:legend-position="end" svg:x="13.076cm" svg:y="3.955cm" style:legend-expansion="high" chart:style-name="ch2"/>
        <chart:plot-area chart:style-name="ch3" table:cell-range-address="Sheet1.AE68:Sheet1.AG73" chart:data-source-has-labels="row" svg:x="0.32cm" svg:y="0.18cm" svg:width="12.436cm" svg:height="8.647cm">
          <chartooo:coordinate-region svg:x="2.053cm" svg:y="0.379cm" svg:width="10.51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F69:Sheet1.AF73" chart:label-cell-address="Sheet1.AF68:Sheet1.AF68" chart:class="chart:scatter">
            <chart:domain table:cell-range-address="Sheet1.AE69:Sheet1.AE73"/>
            <chart:data-point chart:repeated="5"/>
          </chart:series>
          <chart:series chart:style-name="ch7" chart:values-cell-range-address="Sheet1.AG69:Sheet1.AG73" chart:label-cell-address="Sheet1.AG68:Sheet1.AG68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E</text:p>
              </table:table-cell>
              <table:table-cell office:value-type="string">
                <text:p/>
                <draw:g>
                  <svg:desc>Sheet1.AF68:Sheet1.AF68</svg:desc>
                </draw:g>
              </table:table-cell>
              <table:table-cell office:value-type="string">
                <text:p/>
                <draw:g>
                  <svg:desc>Sheet1.AG68:Sheet1.AG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E69:Sheet1.AE73</svg:desc>
                </draw:g>
              </table:table-cell>
              <table:table-cell office:value-type="float" office:value="6973359.91304347">
                <text:p>6973359.91304347</text:p>
                <draw:g>
                  <svg:desc>Sheet1.AF69:Sheet1.AF73</svg:desc>
                </draw:g>
              </table:table-cell>
              <table:table-cell office:value-type="float" office:value="7520710">
                <text:p>7520710</text:p>
                <draw:g>
                  <svg:desc>Sheet1.AG69:Sheet1.A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501337.2173913">
                <text:p>10501337.2173913</text:p>
              </table:table-cell>
              <table:table-cell office:value-type="float" office:value="9955860">
                <text:p>9955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557291.8260869">
                <text:p>17557291.8260869</text:p>
              </table:table-cell>
              <table:table-cell office:value-type="float" office:value="17140800">
                <text:p>17140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1669201.0434782">
                <text:p>31669201.0434782</text:p>
              </table:table-cell>
              <table:table-cell office:value-type="float" office:value="31719400">
                <text:p>31719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9893019.4782608">
                <text:p>59893019.4782608</text:p>
              </table:table-cell>
              <table:table-cell office:value-type="float" office:value="60434300">
                <text:p>604343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802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I51:Sheet1.O54 Sheet1.J50:Sheet1.O50" chart:data-source-has-labels="row" svg:x="1.331cm" svg:y="1.275cm" svg:width="11.554cm" svg:height="6.571cm">
          <chartooo:coordinate-region svg:x="3.249cm" svg:y="1.474cm" svg:width="9.449cm" svg:height="5.725cm"/>
          <chart:axis chart:dimension="x" chart:name="primary-x" chart:style-name="ch5">
            <chart:title svg:x="6.561cm" svg:y="8.026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J51:Sheet1.J54" chart:label-cell-address="Sheet1.J50:Sheet1.J50" chart:class="chart:scatter">
            <chart:domain table:cell-range-address="Sheet1.I51:Sheet1.I54"/>
            <chart:data-point chart:repeated="4"/>
          </chart:series>
          <chart:series chart:style-name="ch11" chart:values-cell-range-address="Sheet1.K51:Sheet1.K54" chart:label-cell-address="Sheet1.K50:Sheet1.K50" chart:class="chart:scatter">
            <chart:data-point chart:repeated="4"/>
          </chart:series>
          <chart:series chart:style-name="ch12" chart:values-cell-range-address="Sheet1.L51:Sheet1.L54" chart:label-cell-address="Sheet1.L50:Sheet1.L50" chart:class="chart:scatter">
            <chart:data-point chart:repeated="4"/>
          </chart:series>
          <chart:series chart:style-name="ch13" chart:values-cell-range-address="Sheet1.M51:Sheet1.M54" chart:label-cell-address="Sheet1.M50:Sheet1.M50" chart:class="chart:scatter">
            <chart:data-point chart:repeated="4"/>
          </chart:series>
          <chart:series chart:style-name="ch14" chart:values-cell-range-address="Sheet1.N51:Sheet1.N54" chart:label-cell-address="Sheet1.N50:Sheet1.N50" chart:class="chart:scatter">
            <chart:data-point chart:repeated="4"/>
          </chart:series>
          <chart:series chart:style-name="ch15" chart:values-cell-range-address="Sheet1.O51:Sheet1.O54" chart:label-cell-address="Sheet1.O50:Sheet1.O5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Sheet1.J50:Sheet1.J50</svg:desc>
                </draw:g>
              </table:table-cell>
              <table:table-cell office:value-type="string">
                <text:p>Scale 12 </text:p>
                <draw:g>
                  <svg:desc>Sheet1.K50:Sheet1.K50</svg:desc>
                </draw:g>
              </table:table-cell>
              <table:table-cell office:value-type="string">
                <text:p>Scale 15</text:p>
                <draw:g>
                  <svg:desc>Sheet1.L50:Sheet1.L50</svg:desc>
                </draw:g>
              </table:table-cell>
              <table:table-cell office:value-type="string">
                <text:p>Scale 18 </text:p>
                <draw:g>
                  <svg:desc>Sheet1.M50:Sheet1.M50</svg:desc>
                </draw:g>
              </table:table-cell>
              <table:table-cell office:value-type="string">
                <text:p>Scale 21 </text:p>
                <draw:g>
                  <svg:desc>Sheet1.N50:Sheet1.N50</svg:desc>
                </draw:g>
              </table:table-cell>
              <table:table-cell office:value-type="string">
                <text:p>Scale 24</text:p>
                <draw:g>
                  <svg:desc>Sheet1.O50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51:Sheet1.I54</svg:desc>
                </draw:g>
              </table:table-cell>
              <table:table-cell office:value-type="float" office:value="6205480">
                <text:p>6205480</text:p>
                <draw:g>
                  <svg:desc>Sheet1.J51:Sheet1.J54</svg:desc>
                </draw:g>
              </table:table-cell>
              <table:table-cell office:value-type="float" office:value="9953930">
                <text:p>9953930</text:p>
                <draw:g>
                  <svg:desc>Sheet1.K51:Sheet1.K54</svg:desc>
                </draw:g>
              </table:table-cell>
              <table:table-cell office:value-type="float" office:value="10704800">
                <text:p>10704800</text:p>
                <draw:g>
                  <svg:desc>Sheet1.L51:Sheet1.L54</svg:desc>
                </draw:g>
              </table:table-cell>
              <table:table-cell office:value-type="float" office:value="10837500">
                <text:p>10837500</text:p>
                <draw:g>
                  <svg:desc>Sheet1.M51:Sheet1.M54</svg:desc>
                </draw:g>
              </table:table-cell>
              <table:table-cell office:value-type="float" office:value="10679600">
                <text:p>10679600</text:p>
                <draw:g>
                  <svg:desc>Sheet1.N51:Sheet1.N54</svg:desc>
                </draw:g>
              </table:table-cell>
              <table:table-cell office:value-type="float" office:value="10345300">
                <text:p>10345300</text:p>
                <draw:g>
                  <svg:desc>Sheet1.O51:Sheet1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114cm" svg:y="0.316cm" chart:style-name="ch2">
          <text:p>OpenNebula vs DAS no Infini</text:p>
        </chart:title>
        <chart:legend chart:legend-position="end" svg:x="12.385cm" svg:y="2.959cm" style:legend-expansion="high" chart:style-name="ch3"/>
        <chart:plot-area chart:style-name="ch4" table:cell-range-address="Sheet1.B57:Sheet1.B62 Sheet1.C71:Sheet1.H77" chart:data-source-has-labels="row" svg:x="1.331cm" svg:y="1.275cm" svg:width="10.734cm" svg:height="6.571cm">
          <chartooo:coordinate-region svg:x="3.249cm" svg:y="1.474cm" svg:width="8.63cm" svg:height="5.725cm"/>
          <chart:axis chart:dimension="x" chart:name="primary-x" chart:style-name="ch5">
            <chart:title svg:x="6.231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C72:Sheet1.C77" chart:label-cell-address="Sheet1.C71:Sheet1.C71" chart:class="chart:scatter">
            <chart:domain table:cell-range-address="Sheet1.B57:Sheet1.B62"/>
            <chart:data-point chart:repeated="6"/>
          </chart:series>
          <chart:series chart:style-name="ch11" chart:values-cell-range-address="Sheet1.D72:Sheet1.D77" chart:label-cell-address="Sheet1.D71:Sheet1.D71" chart:class="chart:scatter">
            <chart:data-point chart:repeated="6"/>
          </chart:series>
          <chart:series chart:style-name="ch12" chart:values-cell-range-address="Sheet1.E72:Sheet1.E77" chart:label-cell-address="Sheet1.E71:Sheet1.E71" chart:class="chart:scatter">
            <chart:data-point chart:repeated="6"/>
          </chart:series>
          <chart:series chart:style-name="ch13" chart:values-cell-range-address="Sheet1.F72:Sheet1.F77" chart:label-cell-address="Sheet1.F71:Sheet1.F71" chart:class="chart:scatter">
            <chart:data-point chart:repeated="6"/>
          </chart:series>
          <chart:series chart:style-name="ch14" chart:values-cell-range-address="Sheet1.G72:Sheet1.G77" chart:label-cell-address="Sheet1.G71:Sheet1.G71" chart:class="chart:scatter">
            <chart:data-point chart:repeated="6"/>
          </chart:series>
          <chart:series chart:style-name="ch15" chart:values-cell-range-address="Sheet1.H72:Sheet1.H77" chart:label-cell-address="Sheet1.H71:Sheet1.H7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Nodes 4 ON</text:p>
                <draw:g>
                  <svg:desc>Sheet1.C71:Sheet1.C71</svg:desc>
                </draw:g>
              </table:table-cell>
              <table:table-cell office:value-type="string">
                <text:p>Nodes 4 DAS</text:p>
                <draw:g>
                  <svg:desc>Sheet1.D71:Sheet1.D71</svg:desc>
                </draw:g>
              </table:table-cell>
              <table:table-cell office:value-type="string">
                <text:p>Nodes 8 ON</text:p>
                <draw:g>
                  <svg:desc>Sheet1.E71:Sheet1.E71</svg:desc>
                </draw:g>
              </table:table-cell>
              <table:table-cell office:value-type="string">
                <text:p>Nodes 8 DAS</text:p>
                <draw:g>
                  <svg:desc>Sheet1.F71:Sheet1.F71</svg:desc>
                </draw:g>
              </table:table-cell>
              <table:table-cell office:value-type="string">
                <text:p>Nodes 16 ON</text:p>
                <draw:g>
                  <svg:desc>Sheet1.G71:Sheet1.G71</svg:desc>
                </draw:g>
              </table:table-cell>
              <table:table-cell office:value-type="string">
                <text:p>Nodes 16 DAS</text:p>
                <draw:g>
                  <svg:desc>Sheet1.H71:Sheet1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57:Sheet1.B62</svg:desc>
                </draw:g>
              </table:table-cell>
              <table:table-cell office:value-type="float" office:value="1867280">
                <text:p>1867280</text:p>
                <draw:g>
                  <svg:desc>Sheet1.C72:Sheet1.C77</svg:desc>
                </draw:g>
              </table:table-cell>
              <table:table-cell office:value-type="float" office:value="5231390">
                <text:p>5231390</text:p>
                <draw:g>
                  <svg:desc>Sheet1.D72:Sheet1.D77</svg:desc>
                </draw:g>
              </table:table-cell>
              <table:table-cell office:value-type="float" office:value="1094290">
                <text:p>1094290</text:p>
                <draw:g>
                  <svg:desc>Sheet1.E72:Sheet1.E77</svg:desc>
                </draw:g>
              </table:table-cell>
              <table:table-cell office:value-type="float" office:value="4207660">
                <text:p>4207660</text:p>
                <draw:g>
                  <svg:desc>Sheet1.F72:Sheet1.F77</svg:desc>
                </draw:g>
              </table:table-cell>
              <table:table-cell office:value-type="float" office:value="467524">
                <text:p>467524</text:p>
                <draw:g>
                  <svg:desc>Sheet1.G72:Sheet1.G77</svg:desc>
                </draw:g>
              </table:table-cell>
              <table:table-cell office:value-type="float" office:value="2516640">
                <text:p>2516640</text:p>
                <draw:g>
                  <svg:desc>Sheet1.H72:Sheet1.H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11583100">
                <text:p>11583100</text:p>
              </table:table-cell>
              <table:table-cell office:value-type="float" office:value="3120170">
                <text:p>3120170</text:p>
              </table:table-cell>
              <table:table-cell office:value-type="float" office:value="13344900">
                <text:p>13344900</text:p>
              </table:table-cell>
              <table:table-cell office:value-type="float" office:value="2425460">
                <text:p>242546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14603700">
                <text:p>14603700</text:p>
              </table:table-cell>
              <table:table-cell office:value-type="float" office:value="4648350">
                <text:p>4648350</text:p>
              </table:table-cell>
              <table:table-cell office:value-type="float" office:value="22194000">
                <text:p>22194000</text:p>
              </table:table-cell>
              <table:table-cell office:value-type="float" office:value="4657480">
                <text:p>465748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16064000">
                <text:p>16064000</text:p>
              </table:table-cell>
              <table:table-cell office:value-type="float" office:value="3449430">
                <text:p>3449430</text:p>
              </table:table-cell>
              <table:table-cell office:value-type="float" office:value="25882800">
                <text:p>25882800</text:p>
              </table:table-cell>
              <table:table-cell office:value-type="float" office:value="5568780">
                <text:p>556878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15736700">
                <text:p>15736700</text:p>
              </table:table-cell>
              <table:table-cell office:value-type="float" office:value="3398530">
                <text:p>3398530</text:p>
              </table:table-cell>
              <table:table-cell office:value-type="float" office:value="26482200">
                <text:p>26482200</text:p>
              </table:table-cell>
              <table:table-cell office:value-type="float" office:value="5675850">
                <text:p>567585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15563700">
                <text:p>15563700</text:p>
              </table:table-cell>
              <table:table-cell office:value-type="float" office:value="2038470">
                <text:p>2038470</text:p>
              </table:table-cell>
              <table:table-cell office:value-type="float" office:value="25743200">
                <text:p>25743200</text:p>
              </table:table-cell>
              <table:table-cell office:value-type="float" office:value="4281830">
                <text:p>428183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4.336cm" svg:y="0.316cm" chart:style-name="ch2">
          <text:p>Scale VS TEPS DAS-4 no InfiniBand</text:p>
        </chart:title>
        <chart:legend chart:legend-position="end" svg:x="13.209cm" svg:y="3.457cm" style:legend-expansion="high" chart:style-name="ch3"/>
        <chart:plot-area chart:style-name="ch4" table:cell-range-address="Sheet1.C33:Sheet1.G38 Sheet1.D32:Sheet1.G32" chart:data-source-has-labels="row" svg:x="1.381cm" svg:y="1.251cm" svg:width="11.557cm" svg:height="6.544cm">
          <chartooo:coordinate-region svg:x="3.299cm" svg:y="1.45cm" svg:width="9.452cm" svg:height="5.698cm"/>
          <chart:axis chart:dimension="x" chart:name="primary-x" chart:style-name="ch5">
            <chart:title svg:x="6.692cm" svg:y="7.975cm" chart:style-name="ch6">
              <text:p>Scale</text:p>
            </chart:title>
          </chart:axis>
          <chart:axis chart:dimension="y" chart:name="primary-y" chart:style-name="ch7">
            <chart:title svg:x="0.501cm" svg:y="5.427cm" chart:style-name="ch8">
              <text:p>Mean TEPS</text:p>
            </chart:title>
          </chart:axis>
          <chart:series chart:style-name="ch9" chart:values-cell-range-address="Sheet1.D33:Sheet1.D38" chart:label-cell-address="Sheet1.D32:Sheet1.D32" chart:class="chart:scatter">
            <chart:domain table:cell-range-address="Sheet1.C33:Sheet1.C38"/>
            <chart:data-point chart:repeated="6"/>
          </chart:series>
          <chart:series chart:style-name="ch10" chart:values-cell-range-address="Sheet1.E33:Sheet1.E38" chart:label-cell-address="Sheet1.E32:Sheet1.E32" chart:class="chart:scatter">
            <chart:data-point chart:repeated="6"/>
          </chart:series>
          <chart:series chart:style-name="ch11" chart:values-cell-range-address="Sheet1.F33:Sheet1.F38" chart:label-cell-address="Sheet1.F32:Sheet1.F32" chart:class="chart:scatter">
            <chart:data-point chart:repeated="6"/>
          </chart:series>
          <chart:series chart:style-name="ch12" chart:values-cell-range-address="Sheet1.G33:Sheet1.G38" chart:label-cell-address="Sheet1.G32:Sheet1.G3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Nodes 2</text:p>
                <draw:g>
                  <svg:desc>Sheet1.D32:Sheet1.D32</svg:desc>
                </draw:g>
              </table:table-cell>
              <table:table-cell office:value-type="string">
                <text:p>Nodes 4</text:p>
                <draw:g>
                  <svg:desc>Sheet1.E32:Sheet1.E32</svg:desc>
                </draw:g>
              </table:table-cell>
              <table:table-cell office:value-type="string">
                <text:p>Nodes 8</text:p>
                <draw:g>
                  <svg:desc>Sheet1.F32:Sheet1.F32</svg:desc>
                </draw:g>
              </table:table-cell>
              <table:table-cell office:value-type="string">
                <text:p>Nodes 16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3:Sheet1.C38</svg:desc>
                </draw:g>
              </table:table-cell>
              <table:table-cell office:value-type="float" office:value="5335170">
                <text:p>5335170</text:p>
                <draw:g>
                  <svg:desc>Sheet1.D33:Sheet1.D38</svg:desc>
                </draw:g>
              </table:table-cell>
              <table:table-cell office:value-type="float" office:value="4491690">
                <text:p>4491690</text:p>
                <draw:g>
                  <svg:desc>Sheet1.E33:Sheet1.E38</svg:desc>
                </draw:g>
              </table:table-cell>
              <table:table-cell office:value-type="float" office:value="3433420">
                <text:p>3433420</text:p>
                <draw:g>
                  <svg:desc>Sheet1.F33:Sheet1.F38</svg:desc>
                </draw:g>
              </table:table-cell>
              <table:table-cell office:value-type="float" office:value="1409930">
                <text:p>1409930</text:p>
                <draw:g>
                  <svg:desc>Sheet1.G33:Sheet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242650">
                <text:p>9242650</text:p>
              </table:table-cell>
              <table:table-cell office:value-type="float" office:value="10545700">
                <text:p>10545700</text:p>
              </table:table-cell>
              <table:table-cell office:value-type="float" office:value="11764900">
                <text:p>11764900</text:p>
              </table:table-cell>
              <table:table-cell office:value-type="float" office:value="9904150">
                <text:p>9904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58900">
                <text:p>10558900</text:p>
              </table:table-cell>
              <table:table-cell office:value-type="float" office:value="14239600">
                <text:p>14239600</text:p>
              </table:table-cell>
              <table:table-cell office:value-type="float" office:value="21316600">
                <text:p>21316600</text:p>
              </table:table-cell>
              <table:table-cell office:value-type="float" office:value="25172500">
                <text:p>2517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663800">
                <text:p>10663800</text:p>
              </table:table-cell>
              <table:table-cell office:value-type="float" office:value="15657900">
                <text:p>15657900</text:p>
              </table:table-cell>
              <table:table-cell office:value-type="float" office:value="25516300">
                <text:p>25516300</text:p>
              </table:table-cell>
              <table:table-cell office:value-type="float" office:value="35440300">
                <text:p>35440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4.389cm" svg:y="0.316cm" chart:style-name="ch2">
          <text:p>Nodes vs TEPS DAS-4 no Infiniband</text:p>
        </chart:title>
        <chart:legend chart:legend-position="end" svg:x="13.21cm" svg:y="2.959cm" style:legend-expansion="high" chart:style-name="ch3"/>
        <chart:plot-area chart:style-name="ch4" table:cell-range-address="Sheet1.J33:Sheet1.P36 Sheet1.K32:Sheet1.P32" chart:data-source-has-labels="row" svg:x="1.331cm" svg:y="1.275cm" svg:width="11.559cm" svg:height="6.571cm">
          <chartooo:coordinate-region svg:x="3.249cm" svg:y="1.474cm" svg:width="9.454cm" svg:height="5.725cm"/>
          <chart:axis chart:dimension="x" chart:name="primary-x" chart:style-name="ch5">
            <chart:title svg:x="5.783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464cm" chart:style-name="ch8">
              <text:p>Mean TEPS</text:p>
            </chart:title>
          </chart:axis>
          <chart:series chart:style-name="ch9" chart:values-cell-range-address="Sheet1.K33:Sheet1.K36" chart:label-cell-address="Sheet1.K32:Sheet1.K32" chart:class="chart:scatter">
            <chart:domain table:cell-range-address="Sheet1.J33:Sheet1.J36"/>
            <chart:data-point chart:repeated="4"/>
          </chart:series>
          <chart:series chart:style-name="ch10" chart:values-cell-range-address="Sheet1.L33:Sheet1.L36" chart:label-cell-address="Sheet1.L32:Sheet1.L32" chart:class="chart:scatter">
            <chart:data-point chart:repeated="4"/>
          </chart:series>
          <chart:series chart:style-name="ch11" chart:values-cell-range-address="Sheet1.M33:Sheet1.M36" chart:label-cell-address="Sheet1.M32:Sheet1.M32" chart:class="chart:scatter">
            <chart:data-point chart:repeated="4"/>
          </chart:series>
          <chart:series chart:style-name="ch12" chart:values-cell-range-address="Sheet1.N33:Sheet1.N36" chart:label-cell-address="Sheet1.N32:Sheet1.N32" chart:class="chart:scatter">
            <chart:data-point chart:repeated="4"/>
          </chart:series>
          <chart:series chart:style-name="ch13" chart:values-cell-range-address="Sheet1.O33:Sheet1.O36" chart:label-cell-address="Sheet1.O32:Sheet1.O32" chart:class="chart:scatter">
            <chart:data-point chart:repeated="4"/>
          </chart:series>
          <chart:series chart:style-name="ch14" chart:values-cell-range-address="Sheet1.P33:Sheet1.P36" chart:label-cell-address="Sheet1.P32:Sheet1.P3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J</text:p>
              </table:table-cell>
              <table:table-cell office:value-type="string">
                <text:p>Scale 9</text:p>
                <draw:g>
                  <svg:desc>Sheet1.K32:Sheet1.K32</svg:desc>
                </draw:g>
              </table:table-cell>
              <table:table-cell office:value-type="string">
                <text:p>Scale 12 </text:p>
                <draw:g>
                  <svg:desc>Sheet1.L32:Sheet1.L32</svg:desc>
                </draw:g>
              </table:table-cell>
              <table:table-cell office:value-type="string">
                <text:p>Scale 15</text:p>
                <draw:g>
                  <svg:desc>Sheet1.M32:Sheet1.M32</svg:desc>
                </draw:g>
              </table:table-cell>
              <table:table-cell office:value-type="string">
                <text:p>Scale 18 </text:p>
                <draw:g>
                  <svg:desc>Sheet1.N32:Sheet1.N32</svg:desc>
                </draw:g>
              </table:table-cell>
              <table:table-cell office:value-type="string">
                <text:p>Scale 21 </text:p>
                <draw:g>
                  <svg:desc>Sheet1.O32:Sheet1.O32</svg:desc>
                </draw:g>
              </table:table-cell>
              <table:table-cell office:value-type="string">
                <text:p>Scale 24</text:p>
                <draw:g>
                  <svg:desc>Sheet1.P32:Sheet1.P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J33:Sheet1.J36</svg:desc>
                </draw:g>
              </table:table-cell>
              <table:table-cell office:value-type="float" office:value="5335170">
                <text:p>5335170</text:p>
                <draw:g>
                  <svg:desc>Sheet1.K33:Sheet1.K36</svg:desc>
                </draw:g>
              </table:table-cell>
              <table:table-cell office:value-type="float" office:value="9242650">
                <text:p>9242650</text:p>
                <draw:g>
                  <svg:desc>Sheet1.L33:Sheet1.L36</svg:desc>
                </draw:g>
              </table:table-cell>
              <table:table-cell office:value-type="float" office:value="10558900">
                <text:p>10558900</text:p>
                <draw:g>
                  <svg:desc>Sheet1.M33:Sheet1.M36</svg:desc>
                </draw:g>
              </table:table-cell>
              <table:table-cell office:value-type="float" office:value="10663800">
                <text:p>10663800</text:p>
                <draw:g>
                  <svg:desc>Sheet1.N33:Sheet1.N36</svg:desc>
                </draw:g>
              </table:table-cell>
              <table:table-cell office:value-type="float" office:value="10640300">
                <text:p>10640300</text:p>
                <draw:g>
                  <svg:desc>Sheet1.O33:Sheet1.O36</svg:desc>
                </draw:g>
              </table:table-cell>
              <table:table-cell office:value-type="float" office:value="10177200">
                <text:p>10177200</text:p>
                <draw:g>
                  <svg:desc>Sheet1.P33:Sheet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577cm" svg:y="0.316cm" chart:style-name="ch2">
          <text:p>Nodes vs TEPS c3.large</text:p>
        </chart:title>
        <chart:legend chart:legend-position="end" svg:x="11.988cm" svg:y="2.71cm" style:legend-expansion="high" chart:style-name="ch3"/>
        <chart:plot-area chart:style-name="ch4" table:cell-range-address="Sheet1.T38:Sheet1.Z41 Sheet1.U37:Sheet1.Z37" chart:data-source-has-labels="row" svg:x="1.331cm" svg:y="1.275cm" svg:width="10.337cm" svg:height="6.571cm">
          <chartooo:coordinate-region svg:x="3.249cm" svg:y="1.474cm" svg:width="8.232cm" svg:height="5.725cm"/>
          <chart:axis chart:dimension="x" chart:name="primary-x" chart:style-name="ch5">
            <chart:title svg:x="5.172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38:Sheet1.U41" chart:label-cell-address="Sheet1.U37:Sheet1.U37" chart:class="chart:scatter">
            <chart:domain table:cell-range-address="Sheet1.T38:Sheet1.T41"/>
            <chart:data-point chart:repeated="4"/>
          </chart:series>
          <chart:series chart:style-name="ch10" chart:values-cell-range-address="Sheet1.V38:Sheet1.V41" chart:label-cell-address="Sheet1.V37:Sheet1.V37" chart:class="chart:scatter">
            <chart:data-point chart:repeated="4"/>
          </chart:series>
          <chart:series chart:style-name="ch11" chart:values-cell-range-address="Sheet1.W38:Sheet1.W41" chart:label-cell-address="Sheet1.W37:Sheet1.W37" chart:class="chart:scatter">
            <chart:data-point chart:repeated="4"/>
          </chart:series>
          <chart:series chart:style-name="ch12" chart:values-cell-range-address="Sheet1.X38:Sheet1.X41" chart:label-cell-address="Sheet1.X37:Sheet1.X37" chart:class="chart:scatter">
            <chart:regression-curve chart:style-name="ch13">
              <chart:equation chart:display-equation="true" chart:display-r-square="false"/>
            </chart:regression-curve>
            <chart:data-point chart:repeated="4"/>
          </chart:series>
          <chart:series chart:style-name="ch14" chart:values-cell-range-address="Sheet1.Y38:Sheet1.Y41" chart:label-cell-address="Sheet1.Y37:Sheet1.Y37" chart:class="chart:scatter">
            <chart:data-point chart:repeated="4"/>
          </chart:series>
          <chart:series chart:style-name="ch15" chart:values-cell-range-address="Sheet1.Z38:Sheet1.Z41" chart:label-cell-address="Sheet1.Z37:Sheet1.Z37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9</text:p>
                <draw:g>
                  <svg:desc>Sheet1.U37:Sheet1.U37</svg:desc>
                </draw:g>
              </table:table-cell>
              <table:table-cell office:value-type="string">
                <text:p>Scale 12</text:p>
                <draw:g>
                  <svg:desc>Sheet1.V37:Sheet1.V37</svg:desc>
                </draw:g>
              </table:table-cell>
              <table:table-cell office:value-type="string">
                <text:p>Scale 15</text:p>
                <draw:g>
                  <svg:desc>Sheet1.W37:Sheet1.W37</svg:desc>
                </draw:g>
              </table:table-cell>
              <table:table-cell office:value-type="string">
                <text:p>Scale 18</text:p>
                <draw:g>
                  <svg:desc>Sheet1.X37:Sheet1.X37</svg:desc>
                </draw:g>
              </table:table-cell>
              <table:table-cell office:value-type="string">
                <text:p>Scale 21</text:p>
                <draw:g>
                  <svg:desc>Sheet1.Y37:Sheet1.Y37</svg:desc>
                </draw:g>
              </table:table-cell>
              <table:table-cell office:value-type="string">
                <text:p>Scale 24</text:p>
                <draw:g>
                  <svg:desc>Sheet1.Z37:Sheet1.Z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38:Sheet1.T41</svg:desc>
                </draw:g>
              </table:table-cell>
              <table:table-cell office:value-type="float" office:value="5044880">
                <text:p>5044880</text:p>
                <draw:g>
                  <svg:desc>Sheet1.U38:Sheet1.U41</svg:desc>
                </draw:g>
              </table:table-cell>
              <table:table-cell office:value-type="float" office:value="14071500">
                <text:p>14071500</text:p>
                <draw:g>
                  <svg:desc>Sheet1.V38:Sheet1.V41</svg:desc>
                </draw:g>
              </table:table-cell>
              <table:table-cell office:value-type="float" office:value="15761600">
                <text:p>15761600</text:p>
                <draw:g>
                  <svg:desc>Sheet1.W38:Sheet1.W41</svg:desc>
                </draw:g>
              </table:table-cell>
              <table:table-cell office:value-type="float" office:value="7675850">
                <text:p>7675850</text:p>
                <draw:g>
                  <svg:desc>Sheet1.X38:Sheet1.X41</svg:desc>
                </draw:g>
              </table:table-cell>
              <table:table-cell office:value-type="float" office:value="7584170">
                <text:p>7584170</text:p>
                <draw:g>
                  <svg:desc>Sheet1.Y38:Sheet1.Y41</svg:desc>
                </draw:g>
              </table:table-cell>
              <table:table-cell office:value-type="float" office:value="7520710">
                <text:p>7520710</text:p>
                <draw:g>
                  <svg:desc>Sheet1.Z38:Sheet1.Z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4.29cm" svg:y="0.32cm" chart:style-name="ch2">
          <text:p>Nodes vs TEPS DAS-4 no InifiniBand</text:p>
        </chart:title>
        <chart:legend chart:legend-position="end" svg:x="11.881cm" svg:y="2.71cm" style:legend-expansion="high" chart:style-name="ch3"/>
        <chart:plot-area chart:style-name="ch4" table:cell-range-address="Sheet1.T43:Sheet1.Z46 Sheet1.U42:Sheet1.Z42" chart:data-source-has-labels="row" svg:x="1.331cm" svg:y="1.275cm" svg:width="10.23cm" svg:height="6.571cm">
          <chartooo:coordinate-region svg:x="3.249cm" svg:y="1.474cm" svg:width="8.125cm" svg:height="5.725cm"/>
          <chart:axis chart:dimension="x" chart:name="primary-x" chart:style-name="ch5">
            <chart:title svg:x="5.119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43:Sheet1.U46" chart:label-cell-address="Sheet1.U42:Sheet1.U42" chart:class="chart:scatter">
            <chart:domain table:cell-range-address="Sheet1.T43:Sheet1.T46"/>
            <chart:data-point chart:repeated="4"/>
          </chart:series>
          <chart:series chart:style-name="ch10" chart:values-cell-range-address="Sheet1.V43:Sheet1.V46" chart:label-cell-address="Sheet1.V42:Sheet1.V42" chart:class="chart:scatter">
            <chart:data-point chart:repeated="4"/>
          </chart:series>
          <chart:series chart:style-name="ch11" chart:values-cell-range-address="Sheet1.W43:Sheet1.W46" chart:label-cell-address="Sheet1.W42:Sheet1.W42" chart:class="chart:scatter">
            <chart:data-point chart:repeated="4"/>
          </chart:series>
          <chart:series chart:style-name="ch12" chart:values-cell-range-address="Sheet1.X43:Sheet1.X46" chart:label-cell-address="Sheet1.X42:Sheet1.X42" chart:class="chart:scatter">
            <chart:data-point chart:repeated="4"/>
          </chart:series>
          <chart:series chart:style-name="ch13" chart:values-cell-range-address="Sheet1.Y43:Sheet1.Y46" chart:label-cell-address="Sheet1.Y42:Sheet1.Y42" chart:class="chart:scatter">
            <chart:regression-curve chart:style-name="ch14">
              <chart:equation chart:display-equation="true" chart:display-r-square="false" svg:x="3.543cm" svg:y="0.9cm"/>
            </chart:regression-curve>
            <chart:data-point chart:repeated="4"/>
          </chart:series>
          <chart:series chart:style-name="ch15" chart:values-cell-range-address="Sheet1.Z43:Sheet1.Z46" chart:label-cell-address="Sheet1.Z42:Sheet1.Z42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9</text:p>
                <draw:g>
                  <svg:desc>Sheet1.U42:Sheet1.U42</svg:desc>
                </draw:g>
              </table:table-cell>
              <table:table-cell office:value-type="string">
                <text:p>Scale 12 </text:p>
                <draw:g>
                  <svg:desc>Sheet1.V42:Sheet1.V42</svg:desc>
                </draw:g>
              </table:table-cell>
              <table:table-cell office:value-type="string">
                <text:p>Scale 15</text:p>
                <draw:g>
                  <svg:desc>Sheet1.W42:Sheet1.W42</svg:desc>
                </draw:g>
              </table:table-cell>
              <table:table-cell office:value-type="string">
                <text:p>Scale 18 </text:p>
                <draw:g>
                  <svg:desc>Sheet1.X42:Sheet1.X42</svg:desc>
                </draw:g>
              </table:table-cell>
              <table:table-cell office:value-type="string">
                <text:p>Scale 21 </text:p>
                <draw:g>
                  <svg:desc>Sheet1.Y42:Sheet1.Y42</svg:desc>
                </draw:g>
              </table:table-cell>
              <table:table-cell office:value-type="string">
                <text:p>Scale 24</text:p>
                <draw:g>
                  <svg:desc>Sheet1.Z42:Sheet1.Z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3:Sheet1.T46</svg:desc>
                </draw:g>
              </table:table-cell>
              <table:table-cell office:value-type="float" office:value="5335170">
                <text:p>5335170</text:p>
                <draw:g>
                  <svg:desc>Sheet1.U43:Sheet1.U46</svg:desc>
                </draw:g>
              </table:table-cell>
              <table:table-cell office:value-type="float" office:value="9242650">
                <text:p>9242650</text:p>
                <draw:g>
                  <svg:desc>Sheet1.V43:Sheet1.V46</svg:desc>
                </draw:g>
              </table:table-cell>
              <table:table-cell office:value-type="float" office:value="10558900">
                <text:p>10558900</text:p>
                <draw:g>
                  <svg:desc>Sheet1.W43:Sheet1.W46</svg:desc>
                </draw:g>
              </table:table-cell>
              <table:table-cell office:value-type="float" office:value="10663800">
                <text:p>10663800</text:p>
                <draw:g>
                  <svg:desc>Sheet1.X43:Sheet1.X46</svg:desc>
                </draw:g>
              </table:table-cell>
              <table:table-cell office:value-type="float" office:value="10640300">
                <text:p>10640300</text:p>
                <draw:g>
                  <svg:desc>Sheet1.Y43:Sheet1.Y46</svg:desc>
                </draw:g>
              </table:table-cell>
              <table:table-cell office:value-type="float" office:value="10177200">
                <text:p>10177200</text:p>
                <draw:g>
                  <svg:desc>Sheet1.Z43:Sheet1.Z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maximum="45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6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4.77cm" svg:y="0.316cm" chart:style-name="ch2">
          <text:p>Nodes vs TEPS r3.large Amazon</text:p>
        </chart:title>
        <chart:legend chart:legend-position="end" svg:x="11.988cm" svg:y="2.461cm" style:legend-expansion="high" chart:style-name="ch3"/>
        <chart:plot-area chart:style-name="ch4" table:cell-range-address="Sheet1.T48:Sheet1.Z51 Sheet1.U47:Sheet1.Z47" chart:data-source-has-labels="row" svg:x="1.331cm" svg:y="1.275cm" svg:width="10.337cm" svg:height="6.571cm">
          <chartooo:coordinate-region svg:x="3.249cm" svg:y="1.474cm" svg:width="8.232cm" svg:height="5.725cm"/>
          <chart:axis chart:dimension="x" chart:name="primary-x" chart:style-name="ch5">
            <chart:title svg:x="5.172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48:Sheet1.U51" chart:label-cell-address="Sheet1.U47:Sheet1.U47" chart:class="chart:scatter">
            <chart:domain table:cell-range-address="Sheet1.T48:Sheet1.T51"/>
            <chart:data-point chart:repeated="4"/>
          </chart:series>
          <chart:series chart:style-name="ch10" chart:values-cell-range-address="Sheet1.V48:Sheet1.V51" chart:label-cell-address="Sheet1.V47:Sheet1.V47" chart:class="chart:scatter">
            <chart:data-point chart:repeated="4"/>
          </chart:series>
          <chart:series chart:style-name="ch11" chart:values-cell-range-address="Sheet1.W48:Sheet1.W51" chart:label-cell-address="Sheet1.W47:Sheet1.W47" chart:class="chart:scatter">
            <chart:data-point chart:repeated="4"/>
          </chart:series>
          <chart:series chart:style-name="ch12" chart:values-cell-range-address="Sheet1.X48:Sheet1.X51" chart:label-cell-address="Sheet1.X47:Sheet1.X47" chart:class="chart:scatter">
            <chart:regression-curve chart:style-name="ch13">
              <chart:equation chart:display-equation="true" chart:display-r-square="false" svg:x="3.504cm" svg:y="0.843cm"/>
            </chart:regression-curve>
            <chart:data-point chart:repeated="4"/>
          </chart:series>
          <chart:series chart:style-name="ch14" chart:values-cell-range-address="Sheet1.Y48:Sheet1.Y51" chart:label-cell-address="Sheet1.Y47:Sheet1.Y47" chart:class="chart:scatter">
            <chart:regression-curve chart:style-name="ch15"/>
            <chart:data-point chart:repeated="4"/>
          </chart:series>
          <chart:series chart:style-name="ch16" chart:values-cell-range-address="Sheet1.Z48:Sheet1.Z51" chart:label-cell-address="Sheet1.Z47:Sheet1.Z47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9</text:p>
                <draw:g>
                  <svg:desc>Sheet1.U47:Sheet1.U47</svg:desc>
                </draw:g>
              </table:table-cell>
              <table:table-cell office:value-type="string">
                <text:p>Scale 12</text:p>
                <draw:g>
                  <svg:desc>Sheet1.V47:Sheet1.V47</svg:desc>
                </draw:g>
              </table:table-cell>
              <table:table-cell office:value-type="string">
                <text:p>Scale 15</text:p>
                <draw:g>
                  <svg:desc>Sheet1.W47:Sheet1.W47</svg:desc>
                </draw:g>
              </table:table-cell>
              <table:table-cell office:value-type="string">
                <text:p>Scale 18</text:p>
                <draw:g>
                  <svg:desc>Sheet1.X47:Sheet1.X47</svg:desc>
                </draw:g>
              </table:table-cell>
              <table:table-cell office:value-type="string">
                <text:p>Scale 21</text:p>
                <draw:g>
                  <svg:desc>Sheet1.Y47:Sheet1.Y47</svg:desc>
                </draw:g>
              </table:table-cell>
              <table:table-cell office:value-type="string">
                <text:p>Scale 24</text:p>
                <draw:g>
                  <svg:desc>Sheet1.Z47:Sheet1.Z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8:Sheet1.T51</svg:desc>
                </draw:g>
              </table:table-cell>
              <table:table-cell office:value-type="float" office:value="4870500">
                <text:p>4870500</text:p>
                <draw:g>
                  <svg:desc>Sheet1.U48:Sheet1.U51</svg:desc>
                </draw:g>
              </table:table-cell>
              <table:table-cell office:value-type="float" office:value="13147900">
                <text:p>13147900</text:p>
                <draw:g>
                  <svg:desc>Sheet1.V48:Sheet1.V51</svg:desc>
                </draw:g>
              </table:table-cell>
              <table:table-cell office:value-type="float" office:value="15888800">
                <text:p>15888800</text:p>
                <draw:g>
                  <svg:desc>Sheet1.W48:Sheet1.W51</svg:desc>
                </draw:g>
              </table:table-cell>
              <table:table-cell office:value-type="float" office:value="7716940">
                <text:p>7716940</text:p>
                <draw:g>
                  <svg:desc>Sheet1.X48:Sheet1.X51</svg:desc>
                </draw:g>
              </table:table-cell>
              <table:table-cell office:value-type="float" office:value="7497000">
                <text:p>7497000</text:p>
                <draw:g>
                  <svg:desc>Sheet1.Y48:Sheet1.Y51</svg:desc>
                </draw:g>
              </table:table-cell>
              <table:table-cell office:value-type="float" office:value="7526210">
                <text:p>7526210</text:p>
                <draw:g>
                  <svg:desc>Sheet1.Z48:Sheet1.Z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92740">
                <text:p>3392740</text:p>
              </table:table-cell>
              <table:table-cell office:value-type="float" office:value="12748500">
                <text:p>12748500</text:p>
              </table:table-cell>
              <table:table-cell office:value-type="float" office:value="23806900">
                <text:p>2380690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34150">
                <text:p>2134150</text:p>
              </table:table-cell>
              <table:table-cell office:value-type="float" office:value="10373500">
                <text:p>10373500</text:p>
              </table:table-cell>
              <table:table-cell office:value-type="float" office:value="22964700">
                <text:p>229647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39176">
                <text:p>939176</text:p>
              </table:table-cell>
              <table:table-cell office:value-type="float" office:value="6478480">
                <text:p>6478480</text:p>
              </table:table-cell>
              <table:table-cell office:value-type="float" office:value="20633600">
                <text:p>206336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DAS-4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ff420e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c3.lar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579d1c"/>
    </style:style>
    <style:style style:name="ch15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7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6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295cm" svg:height="9.007cm" xlink:href=".." xlink:type="simple" chart:class="chart:scatter" chart:style-name="ch1">
        <chart:title svg:x="6.637cm" svg:y="0.316cm" chart:style-name="ch2">
          <text:p>Model DAS-4, c3.large and r3.large</text:p>
        </chart:title>
        <chart:legend chart:legend-position="end" svg:x="13.918cm" svg:y="1.465cm" style:legend-expansion="high" chart:style-name="ch3"/>
        <chart:plot-area chart:style-name="ch4" table:cell-range-address="Sheet1.T55:Sheet1.AC59" chart:data-source-has-labels="row" svg:x="1.416cm" svg:y="1.275cm" svg:width="12.097cm" svg:height="6.571cm">
          <chartooo:coordinate-region svg:x="3.334cm" svg:y="1.474cm" svg:width="9.992cm" svg:height="5.725cm"/>
          <chart:axis chart:dimension="x" chart:name="primary-x" chart:style-name="ch5">
            <chart:title svg:x="6.917cm" svg:y="8.026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56:Sheet1.U59" chart:label-cell-address="Sheet1.U55:Sheet1.U55" chart:class="chart:scatter">
            <chart:domain table:cell-range-address="Sheet1.T56:Sheet1.T59"/>
            <chart:data-point chart:repeated="4"/>
          </chart:series>
          <chart:series chart:style-name="ch10" chart:values-cell-range-address="Sheet1.V56:Sheet1.V59" chart:label-cell-address="Sheet1.V55:Sheet1.V55" chart:class="chart:scatter">
            <chart:regression-curve chart:style-name="ch11"/>
            <chart:data-point chart:repeated="4"/>
          </chart:series>
          <chart:series chart:style-name="ch12" chart:values-cell-range-address="Sheet1.W56:Sheet1.W59" chart:label-cell-address="Sheet1.W55:Sheet1.W55" chart:class="chart:scatter">
            <chart:data-point chart:repeated="4"/>
          </chart:series>
          <chart:series chart:style-name="ch13" chart:values-cell-range-address="Sheet1.X56:Sheet1.X59" chart:label-cell-address="Sheet1.X55:Sheet1.X55" chart:class="chart:scatter">
            <chart:regression-curve chart:style-name="ch14"/>
            <chart:data-point chart:repeated="4"/>
          </chart:series>
          <chart:series chart:style-name="ch15" chart:values-cell-range-address="Sheet1.Y56:Sheet1.Y59" chart:label-cell-address="Sheet1.Y55:Sheet1.Y55" chart:class="chart:scatter">
            <chart:regression-curve chart:style-name="ch16"/>
            <chart:data-point chart:repeated="4"/>
          </chart:series>
          <chart:series chart:style-name="ch17" chart:values-cell-range-address="Sheet1.Z56:Sheet1.Z59" chart:label-cell-address="Sheet1.Z55:Sheet1.Z55" chart:class="chart:scatter">
            <chart:data-point chart:repeated="4"/>
          </chart:series>
          <chart:series chart:style-name="ch18" chart:values-cell-range-address="Sheet1.AA56:Sheet1.AA59" chart:label-cell-address="Sheet1.AA55:Sheet1.AA55" chart:class="chart:scatter">
            <chart:data-point chart:repeated="4"/>
          </chart:series>
          <chart:series chart:style-name="ch19" chart:values-cell-range-address="Sheet1.AB56:Sheet1.AB59" chart:label-cell-address="Sheet1.AB55:Sheet1.AB55" chart:class="chart:scatter">
            <chart:data-point chart:repeated="4"/>
          </chart:series>
          <chart:series chart:style-name="ch20" chart:values-cell-range-address="Sheet1.AC56:Sheet1.AC59" chart:label-cell-address="Sheet1.AC55:Sheet1.AC55" chart:class="chart:scatte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18 DAS no InfiniBand</text:p>
                <draw:g>
                  <svg:desc>Sheet1.U55:Sheet1.U55</svg:desc>
                </draw:g>
              </table:table-cell>
              <table:table-cell office:value-type="string">
                <text:p>Scale 21 DAS no InfiniBand</text:p>
                <draw:g>
                  <svg:desc>Sheet1.V55:Sheet1.V55</svg:desc>
                </draw:g>
              </table:table-cell>
              <table:table-cell office:value-type="string">
                <text:p>Scale 24 DAS no InfiniBand</text:p>
                <draw:g>
                  <svg:desc>Sheet1.W55:Sheet1.W55</svg:desc>
                </draw:g>
              </table:table-cell>
              <table:table-cell office:value-type="string">
                <text:p>Scale 18 c3.large</text:p>
                <draw:g>
                  <svg:desc>Sheet1.X55:Sheet1.X55</svg:desc>
                </draw:g>
              </table:table-cell>
              <table:table-cell office:value-type="string">
                <text:p>Scale 21 c3.large</text:p>
                <draw:g>
                  <svg:desc>Sheet1.Y55:Sheet1.Y55</svg:desc>
                </draw:g>
              </table:table-cell>
              <table:table-cell office:value-type="string">
                <text:p>Scale 24 c3.large</text:p>
                <draw:g>
                  <svg:desc>Sheet1.Z55:Sheet1.Z55</svg:desc>
                </draw:g>
              </table:table-cell>
              <table:table-cell office:value-type="string">
                <text:p>Scale 18 r3.large</text:p>
                <draw:g>
                  <svg:desc>Sheet1.AA55:Sheet1.AA55</svg:desc>
                </draw:g>
              </table:table-cell>
              <table:table-cell office:value-type="string">
                <text:p>Scale 21  r3.large</text:p>
                <draw:g>
                  <svg:desc>Sheet1.AB55:Sheet1.AB55</svg:desc>
                </draw:g>
              </table:table-cell>
              <table:table-cell office:value-type="string">
                <text:p>Scale 24  r3.large</text:p>
                <draw:g>
                  <svg:desc>Sheet1.AC55:Sheet1.AC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56:Sheet1.T59</svg:desc>
                </draw:g>
              </table:table-cell>
              <table:table-cell office:value-type="float" office:value="10663800">
                <text:p>10663800</text:p>
                <draw:g>
                  <svg:desc>Sheet1.U56:Sheet1.U59</svg:desc>
                </draw:g>
              </table:table-cell>
              <table:table-cell office:value-type="float" office:value="10640300">
                <text:p>10640300</text:p>
                <draw:g>
                  <svg:desc>Sheet1.V56:Sheet1.V59</svg:desc>
                </draw:g>
              </table:table-cell>
              <table:table-cell office:value-type="float" office:value="10177200">
                <text:p>10177200</text:p>
                <draw:g>
                  <svg:desc>Sheet1.W56:Sheet1.W59</svg:desc>
                </draw:g>
              </table:table-cell>
              <table:table-cell office:value-type="float" office:value="7675850">
                <text:p>7675850</text:p>
                <draw:g>
                  <svg:desc>Sheet1.X56:Sheet1.X59</svg:desc>
                </draw:g>
              </table:table-cell>
              <table:table-cell office:value-type="float" office:value="7584170">
                <text:p>7584170</text:p>
                <draw:g>
                  <svg:desc>Sheet1.Y56:Sheet1.Y59</svg:desc>
                </draw:g>
              </table:table-cell>
              <table:table-cell office:value-type="float" office:value="7520710">
                <text:p>7520710</text:p>
                <draw:g>
                  <svg:desc>Sheet1.Z56:Sheet1.Z59</svg:desc>
                </draw:g>
              </table:table-cell>
              <table:table-cell office:value-type="float" office:value="7716940">
                <text:p>7716940</text:p>
                <draw:g>
                  <svg:desc>Sheet1.AA56:Sheet1.AA59</svg:desc>
                </draw:g>
              </table:table-cell>
              <table:table-cell office:value-type="float" office:value="7497000">
                <text:p>7497000</text:p>
                <draw:g>
                  <svg:desc>Sheet1.AB56:Sheet1.AB59</svg:desc>
                </draw:g>
              </table:table-cell>
              <table:table-cell office:value-type="float" office:value="7526210">
                <text:p>7526210</text:p>
                <draw:g>
                  <svg:desc>Sheet1.AC56:Sheet1.A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